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55269" draw:marker-start-width="0.279cm" draw:marker-end-width="0.279cm" draw:fill-color="#5983b0" draw:textarea-horizontal-align="justify" draw:textarea-vertical-align="middle" draw:auto-grow-height="false" fo:min-height="7.318cm" fo:min-width="6.43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91cm" fo:min-width="3.945cm"/>
      <style:paragraph-properties style:writing-mode="lr-tb"/>
    </style:style>
    <style:style style:name="gr6" style:family="graphic" style:parent-style-name="standard">
      <style:graphic-properties svg:stroke-color="#5b277d" draw:fill-color="#8e86ae" draw:textarea-horizontal-align="justify" draw:textarea-vertical-align="middle" draw:auto-grow-height="false" fo:min-height="2.29cm" fo:min-width="3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153cm"/>
      <style:paragraph-properties style:writing-mode="lr-tb"/>
    </style:style>
    <style:style style:name="gr8" style:family="graphic" style:parent-style-name="standard">
      <style:graphic-properties svg:stroke-color="#f10d0c" draw:fill-color="#ff6d6d" draw:textarea-horizontal-align="justify" draw:textarea-vertical-align="middle" draw:auto-grow-height="false" fo:min-height="1.972cm" fo:min-width="3.31cm" loext:softedge-radius="0cm"/>
      <style:paragraph-properties style:writing-mode="lr-tb"/>
    </style:style>
    <style:style style:name="gr9" style:family="graphic" style:parent-style-name="standard">
      <style:graphic-properties svg:stroke-color="#f10d0c" draw:fill-color="#ff6d6d" draw:textarea-horizontal-align="justify" draw:textarea-vertical-align="middle" draw:auto-grow-height="false" fo:min-height="2.608cm" fo:min-width="4.58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" style:family="graphic" style:parent-style-name="standard">
      <style:graphic-properties svg:stroke-color="#5b277d" draw:fill-color="#6b5e9b" draw:textarea-horizontal-align="justify" draw:textarea-vertical-align="middle" draw:auto-grow-height="false" fo:min-height="2.607cm" fo:min-width="4.898cm"/>
      <style:paragraph-properties style:writing-mode="lr-tb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standard">
      <style:graphic-properties svg:stroke-color="#ff0000" draw:marker-start="Circle" draw:marker-start-width="0.3cm" draw:marker-end="Arrowheads_20_10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  <style:paragraph-properties style:writing-mode="lr-tb"/>
    </style:style>
    <style:style style:name="gr19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20" style:family="graphic" style:parent-style-name="objectwithoutfill">
      <style:graphic-properties draw:marker-end="Arrowheads_20_11" draw:marker-end-width="0.3cm" draw:fill="none" draw:textarea-vertical-align="middle"/>
    </style:style>
    <style:style style:name="gr21" style:family="graphic" style:parent-style-name="objectwithoutfill">
      <style:graphic-properties draw:marker-end="Arrowheads_20_12" draw:marker-end-width="0.3cm" draw:fill="none" draw:textarea-vertical-align="middle"/>
    </style:style>
    <style:style style:name="gr22" style:family="graphic" style:parent-style-name="standard">
      <style:graphic-properties svg:stroke-color="#5b277d" draw:fill-color="#6b5e9b" draw:textarea-horizontal-align="justify" draw:textarea-vertical-align="middle" draw:auto-grow-height="false" fo:min-height="3.877cm" fo:min-width="4.8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0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/>
      <style:paragraph-properties style:writing-mode="lr-tb"/>
    </style:style>
    <style:style style:name="gr25" style:family="graphic" style:parent-style-name="objectwithoutfill">
      <style:graphic-properties draw:marker-end="Arrowheads_20_13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end="Arrowheads_20_16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objectwithoutfill">
      <style:graphic-properties svg:stroke-color="#ff0000" draw:marker-end="Arrowheads_20_18" draw:marker-end-width="0.3cm" draw:fill="none" draw:textarea-vertical-align="middle"/>
    </style:style>
    <style:style style:name="gr30" style:family="graphic" style:parent-style-name="objectwithoutfill">
      <style:graphic-properties svg:stroke-width="0.106cm" svg:stroke-color="#ff0000" draw:marker-start-width="0.359cm" draw:marker-end="Arrowheads_20_19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color="#a7074b" draw:fill-color="#e16173" draw:textarea-horizontal-align="justify" draw:textarea-vertical-align="middle" draw:auto-grow-height="false" fo:min-height="2.925cm" fo:min-width="5.532cm"/>
      <style:paragraph-properties style:writing-mode="lr-tb"/>
    </style:style>
    <style:style style:name="gr32" style:family="graphic" style:parent-style-name="standard">
      <style:graphic-properties svg:stroke-width="0.081cm" svg:stroke-color="#ff0000" draw:marker-start="Arrowheads_20_20" draw:marker-start-width="0.421cm" draw:marker-end="Arrowheads_20_21" draw:marker-end-width="0.421cm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  <style:paragraph-properties style:writing-mode="lr-tb"/>
    </style:style>
    <style:style style:name="gr34" style:family="graphic" style:parent-style-name="standard">
      <style:graphic-properties svg:stroke-color="#ff8000" draw:marker-start="Arrowheads_20_22" draw:marker-start-width="0.3cm" draw:marker-end="Arrowheads_20_23" draw:marker-end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  <style:paragraph-properties style:writing-mode="lr-tb"/>
    </style:style>
    <style:style style:name="gr36" style:family="graphic" style:parent-style-name="standard">
      <style:graphic-properties draw:marker-start="Arrowheads_20_25" draw:marker-start-width="0.3cm" draw:textarea-vertical-align="middle"/>
    </style:style>
    <style:style style:name="gr37" style:family="graphic" style:parent-style-name="objectwithoutfill">
      <style:graphic-properties draw:marker-end="Arrowheads_20_26" draw:marker-end-width="0.3cm" draw:fill="none" draw:textarea-vertical-align="middle"/>
    </style:style>
    <style:style style:name="gr38" style:family="graphic" style:parent-style-name="standard">
      <style:graphic-properties svg:stroke-width="0.106cm" svg:stroke-color="#ff0000" draw:marker-start="Arrowheads_20_27" draw:marker-start-width="0.459cm" draw:marker-end="Arrowheads_20_28" draw:marker-end-width="0.459cm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ff0000" draw:marker-start="Arrowheads_20_29" draw:marker-start-width="0.459cm" draw:marker-end="Arrowheads_20_30" draw:marker-end-width="0.4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textarea-horizontal-align="justify" draw:textarea-vertical-align="middle" draw:auto-grow-height="false" fo:min-height="1.478cm" fo:min-width="3.94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973cm" fo:min-width="4.58cm"/>
      <style:paragraph-properties style:writing-mode="lr-tb"/>
    </style:style>
    <style:style style:name="gr42" style:family="graphic" style:parent-style-name="objectwithoutfill">
      <style:graphic-properties draw:marker-end="Arrowheads_20_33" draw:marker-end-width="0.3cm" draw:fill="none" draw:textarea-vertical-align="middle"/>
    </style:style>
    <style:style style:name="gr43" style:family="graphic" style:parent-style-name="objectwithoutfill">
      <style:graphic-properties draw:marker-end="Arrowheads_20_34" draw:marker-end-width="0.3cm" draw:fill="none" draw:textarea-vertical-align="middle"/>
    </style:style>
    <style:style style:name="gr44" style:family="graphic" style:parent-style-name="standard">
      <style:graphic-properties draw:marker-start="Arrowheads_20_35" draw:marker-start-width="0.3cm" draw:marker-end="Arrowheads_20_36" draw:marker-end-width="0.3cm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3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47" style:family="graphic" style:parent-style-name="objectwithoutfill">
      <style:graphic-properties draw:marker-end="Arrowheads_20_39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  <style:paragraph-properties style:writing-mode="lr-tb"/>
    </style:style>
    <style:style style:name="gr4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ff0000" draw:marker-start="Arrowheads_20_41" draw:marker-start-width="0.459cm" draw:marker-end-width="0.359cm" draw:textarea-vertical-align="middle" fo:padding-top="0.178cm" fo:padding-bottom="0.178cm" fo:padding-left="0.303cm" fo:padding-right="0.303cm"/>
    </style:style>
    <style:style style:name="gr51" style:family="graphic" style:parent-style-name="objectwithoutfill">
      <style:graphic-properties draw:marker-end="Arrowheads_20_43" draw:marker-end-width="0.3cm" draw:fill="none" draw:textarea-vertical-align="middle"/>
    </style:style>
    <style:style style:name="gr52" style:family="graphic" style:parent-style-name="objectwithoutfill">
      <style:graphic-properties svg:stroke-color="#ff0000" draw:marker-end="Arrowheads_20_45" draw:marker-end-width="0.3cm" draw:fill="none" draw:textarea-vertical-align="middle"/>
    </style:style>
    <style:style style:name="gr53" style:family="graphic" style:parent-style-name="objectwithoutfill">
      <style:graphic-properties draw:marker-end="Arrowheads_20_46" draw:marker-end-width="0.3cm" draw:fill="none" draw:textarea-vertical-align="middle"/>
    </style:style>
    <style:style style:name="gr54" style:family="graphic" style:parent-style-name="objectwithoutfill">
      <style:graphic-properties draw:marker-end="Arrowheads_20_49" draw:marker-end-width="0.3cm" draw:fill="none" draw:textarea-vertical-align="middle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5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marker-start="Arrowheads_20_51" draw:marker-start-width="0.3cm" draw:marker-end="Arrowheads_20_52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972cm" fo:min-width="3.945cm"/>
      <style:paragraph-properties style:writing-mode="lr-tb"/>
    </style:style>
    <style:style style:name="gr63" style:family="graphic" style:parent-style-name="objectwithoutfill">
      <style:graphic-properties svg:stroke-color="#ff0000" draw:marker-end="Arrowheads_20_56" draw:marker-end-width="0.3cm" draw:fill="none" draw:textarea-vertical-align="middle"/>
    </style:style>
    <style:style style:name="gr64" style:family="graphic" style:parent-style-name="standard">
      <style:graphic-properties draw:marker-start="Arrowheads_20_58" draw:marker-start-width="0.3cm" draw:marker-end="Square" draw:marker-end-width="0.3cm" draw:textarea-vertical-align="middle"/>
    </style:style>
    <style:style style:name="gr65" style:family="graphic" style:parent-style-name="standard">
      <style:graphic-properties draw:marker-start="Arrowheads_20_59" draw:marker-start-width="0.3cm" draw:marker-end="Square" draw:marker-end-width="0.3cm" draw:textarea-vertical-align="middle"/>
    </style:style>
    <style:style style:name="gr66" style:family="graphic" style:parent-style-name="standard">
      <style:graphic-properties draw:textarea-horizontal-align="justify" draw:textarea-vertical-align="middle" draw:auto-grow-height="false" fo:min-height="2.925cm" fo:min-width="4.262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1.972cm" fo:min-width="4.262cm"/>
      <style:paragraph-properties style:writing-mode="lr-tb"/>
    </style:style>
    <style:style style:name="gr68" style:family="graphic" style:parent-style-name="standard">
      <style:graphic-properties svg:stroke-color="#168253" draw:fill-color="#81aca6" draw:textarea-horizontal-align="justify" draw:textarea-vertical-align="middle" draw:auto-grow-height="false" fo:min-height="2.925cm" fo:min-width="5.215cm"/>
      <style:paragraph-properties style:writing-mode="lr-tb"/>
    </style:style>
    <style:style style:name="gr69" style:family="graphic" style:parent-style-name="standard">
      <style:graphic-properties svg:stroke-color="#168253" draw:fill-color="#81aca6" draw:textarea-horizontal-align="justify" draw:textarea-vertical-align="middle" draw:auto-grow-height="false" fo:min-height="3.877cm" fo:min-width="4.898cm"/>
      <style:paragraph-properties style:writing-mode="lr-tb"/>
    </style:style>
    <style:style style:name="gr70" style:family="graphic" style:parent-style-name="standard">
      <style:graphic-properties svg:stroke-color="#666666" draw:fill-color="#999999" draw:textarea-horizontal-align="justify" draw:textarea-vertical-align="middle" draw:auto-grow-height="false" fo:min-height="4.196cm" fo:min-width="3.945cm"/>
      <style:paragraph-properties style:writing-mode="lr-tb"/>
    </style:style>
    <style:style style:name="gr71" style:family="graphic" style:parent-style-name="standard">
      <style:graphic-properties svg:stroke-color="#069a2e" draw:fill-color="#77bc65" draw:textarea-horizontal-align="justify" draw:textarea-vertical-align="middle" draw:auto-grow-height="false" fo:min-height="3.877cm" fo:min-width="4.898cm"/>
      <style:paragraph-properties style:writing-mode="lr-tb"/>
    </style:style>
    <style:style style:name="gr72" style:family="graphic" style:parent-style-name="standard">
      <style:graphic-properties svg:stroke-color="#069a2e" draw:fill-color="#77bc65" draw:textarea-horizontal-align="justify" draw:textarea-vertical-align="middle" draw:auto-grow-height="false" fo:min-height="3.877cm" fo:min-width="4.58cm"/>
      <style:paragraph-properties style:writing-mode="lr-tb"/>
    </style:style>
    <style:style style:name="gr73" style:family="graphic" style:parent-style-name="standard">
      <style:graphic-properties svg:stroke-color="#e6e905" draw:fill-color="#ffff6d" draw:textarea-horizontal-align="justify" draw:textarea-vertical-align="middle" draw:auto-grow-height="false" fo:min-height="3.243cm" fo:min-width="3.627cm"/>
      <style:paragraph-properties style:writing-mode="lr-tb"/>
    </style:style>
    <style:style style:name="gr74" style:family="graphic" style:parent-style-name="standard">
      <style:graphic-properties draw:fill-color="#d4ea6b" draw:textarea-horizontal-align="justify" draw:textarea-vertical-align="middle" draw:auto-grow-height="false" fo:min-height="7.369cm" fo:min-width="4.58cm"/>
      <style:paragraph-properties style:writing-mode="lr-tb"/>
    </style:style>
    <style:style style:name="gr75" style:family="graphic" style:parent-style-name="standard">
      <style:graphic-properties draw:marker-start="Arrowheads_20_60" draw:marker-start-width="0.3cm" draw:textarea-vertical-align="middle"/>
    </style:style>
    <style:style style:name="gr76" style:family="graphic" style:parent-style-name="standard">
      <style:graphic-properties draw:marker-start="Arrowheads_20_61" draw:marker-start-width="0.3cm" draw:textarea-vertical-align="middle"/>
    </style:style>
    <style:style style:name="gr77" style:family="graphic" style:parent-style-name="standard">
      <style:graphic-properties svg:stroke-color="#ff0000" draw:marker-start="Arrowheads_20_62" draw:marker-start-width="0.3cm" draw:marker-end="Square" draw:marker-end-width="0.3cm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  <style:paragraph-properties style:writing-mode="lr-tb"/>
    </style:style>
    <style:style style:name="gr79" style:family="graphic" style:parent-style-name="standard">
      <style:graphic-properties svg:stroke-color="#ff0000" draw:marker-start="Circle" draw:marker-start-width="0.3cm" draw:marker-end="Arrowheads_20_64" draw:marker-end-width="0.3cm" draw:textarea-vertical-align="middle"/>
    </style:style>
    <style:style style:name="gr80" style:family="graphic" style:parent-style-name="standard">
      <style:graphic-properties svg:stroke-color="#ff0000" draw:fill-color="#ff0000" draw:textarea-horizontal-align="justify" draw:textarea-vertical-align="middle" draw:auto-grow-height="false" fo:min-height="0.068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82" style:family="graphic" style:parent-style-name="standard">
      <style:graphic-properties draw:stroke="dash" draw:stroke-dash="Double_20_Dash" svg:stroke-color="#000000" svg:stroke-linecap="butt" draw:fill="none" draw:fill-color="#ffffff" loext:fill-use-slide-background="false" draw:opacity="0%" draw:textarea-horizontal-align="justify" draw:textarea-vertical-align="middle" draw:auto-grow-height="false" fo:min-height="0.702cm" fo:min-width="1.088cm"/>
    </style:style>
    <style:style style:name="gr83" style:family="graphic" style:parent-style-name="standard">
      <style:graphic-properties draw:stroke="dash" draw:stroke-dash="Double_20_Dash" svg:stroke-color="#000000" svg:stroke-linecap="butt" draw:fill-color="#ffffff" draw:opacity="0%" draw:textarea-horizontal-align="justify" draw:textarea-vertical-align="middle" draw:auto-grow-height="false" fo:min-height="1.337cm" fo:min-width="0.77cm"/>
    </style:style>
    <style:style style:name="gr84" style:family="graphic" style:parent-style-name="standard">
      <style:graphic-properties draw:textarea-horizontal-align="justify" draw:textarea-vertical-align="middle" draw:auto-grow-height="false" fo:min-height="2.608cm" fo:min-width="4.898cm"/>
      <style:paragraph-properties style:writing-mode="lr-tb"/>
    </style:style>
    <style:style style:name="gr85" style:family="graphic" style:parent-style-name="objectwithoutfill">
      <style:graphic-properties draw:marker-end="Arrowheads_20_66" draw:marker-end-width="0.3cm" draw:fill="none" draw:textarea-vertical-align="middle"/>
    </style:style>
    <style:style style:name="gr86" style:family="graphic" style:parent-style-name="standard">
      <style:graphic-properties draw:marker-start="Arrowheads_20_68" draw:marker-start-width="0.3cm" draw:textarea-vertical-align="middle"/>
    </style:style>
    <style:style style:name="gr87" style:family="graphic" style:parent-style-name="standard">
      <style:graphic-properties draw:marker-start="Arrowheads_20_69" draw:marker-start-width="0.3cm" draw:textarea-vertical-align="middle"/>
    </style:style>
    <style:style style:name="gr8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color="#5b277d" draw:fill-color="#8e86ae" draw:textarea-horizontal-align="justify" draw:textarea-vertical-align="middle" draw:auto-grow-height="false" fo:min-height="3.242cm" fo:min-width="3.31cm"/>
      <style:paragraph-properties style:writing-mode="lr-tb"/>
    </style:style>
    <style:style style:name="gr90" style:family="graphic" style:parent-style-name="standard">
      <style:graphic-properties svg:stroke-color="#168253" draw:marker-start="Arrowheads_20_70" draw:marker-start-width="0.3cm" draw:textarea-vertical-align="middle"/>
    </style:style>
    <style:style style:name="gr91" style:family="graphic" style:parent-style-name="standard">
      <style:graphic-properties svg:stroke-color="#168253" draw:marker-start="Arrowheads_20_72" draw:marker-start-width="0.3cm" draw:textarea-vertical-align="middle"/>
    </style:style>
    <style:style style:name="gr92" style:family="graphic" style:parent-style-name="standard">
      <style:graphic-properties svg:stroke-color="#ff0000" draw:marker-start="Arrowheads_20_74" draw:marker-start-width="0.3cm" draw:textarea-vertical-align="middle"/>
    </style:style>
    <style:style style:name="gr93" style:family="graphic" style:parent-style-name="standard">
      <style:graphic-properties draw:stroke="dash" draw:stroke-dash="Double_20_Dash" svg:stroke-color="#000000" svg:stroke-linecap="butt" draw:fill-color="#ffffff" draw:opacity="0%" draw:textarea-horizontal-align="justify" draw:textarea-vertical-align="middle" draw:auto-grow-height="false" fo:min-height="0.702cm" fo:min-width="1.08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95" style:family="graphic" style:parent-style-name="standard">
      <style:graphic-properties draw:marker-start="Arrowheads_20_75" draw:marker-start-width="0.3cm" draw:textarea-vertical-align="middle"/>
    </style:style>
    <style:style style:name="gr96" style:family="graphic" style:parent-style-name="standard">
      <style:graphic-properties draw:marker-start="Arrowheads_20_76" draw:marker-start-width="0.3cm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3.56cm" fo:min-width="5.85cm"/>
      <style:paragraph-properties style:writing-mode="lr-tb"/>
    </style:style>
    <style:style style:name="gr98" style:family="graphic" style:parent-style-name="standard">
      <style:graphic-properties draw:marker-start="Arrowheads_20_77" draw:marker-start-width="0.3cm" draw:marker-end="Arrowheads_20_78" draw:marker-end-width="0.3cm" draw:textarea-vertical-align="middle"/>
    </style:style>
    <style:style style:name="gr99" style:family="graphic" style:parent-style-name="objectwithoutfill">
      <style:graphic-properties svg:stroke-color="#ff0000" draw:marker-end="Arrowheads_20_79" draw:marker-end-width="0.3cm" draw:fill="none" draw:textarea-vertical-align="middle"/>
    </style:style>
    <style:style style:name="gr100" style:family="graphic" style:parent-style-name="standard">
      <style:graphic-properties svg:stroke-color="#ea7500" draw:fill-color="#ff972f" draw:textarea-horizontal-align="justify" draw:textarea-vertical-align="middle" draw:auto-grow-height="false" fo:min-height="3.877cm" fo:min-width="3.3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cm"/>
      <style:paragraph-properties style:writing-mode="lr-tb"/>
    </style:style>
    <style:style style:name="gr102" style:family="graphic" style:parent-style-name="standard">
      <style:graphic-properties draw:marker-start="Arrowheads_20_81" draw:marker-start-width="0.3cm" draw:marker-end="Square" draw:marker-end-width="0.3cm" draw:textarea-vertical-align="middle"/>
    </style:style>
    <style:style style:name="gr103" style:family="graphic" style:parent-style-name="standard">
      <style:graphic-properties draw:marker-start="Arrowheads_20_82" draw:marker-start-width="0.3cm" draw:marker-end="Square" draw:marker-end-width="0.3cm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9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cm"/>
      <style:paragraph-properties style:writing-mode="lr-tb"/>
    </style:style>
    <style:style style:name="gr106" style:family="graphic" style:parent-style-name="standard">
      <style:graphic-properties draw:marker-start="Arrowheads_20_83" draw:marker-start-width="0.3cm" draw:textarea-vertical-align="middle"/>
    </style:style>
    <style:style style:name="gr107" style:family="graphic" style:parent-style-name="standard">
      <style:graphic-properties draw:marker-start="Arrowheads_20_84" draw:marker-start-width="0.3cm" draw:marker-end="Square" draw:marker-end-width="0.3cm" draw:textarea-vertical-align="middle"/>
    </style:style>
    <style:style style:name="gr108" style:family="graphic" style:parent-style-name="objectwithoutfill">
      <style:graphic-properties svg:stroke-color="#168253" draw:marker-end="Arrowheads_20_85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3cm"/>
      <style:paragraph-properties style:writing-mode="lr-tb"/>
    </style:style>
    <style:style style:name="gr110" style:family="graphic" style:parent-style-name="standard">
      <style:graphic-properties svg:stroke-color="#e6e905" draw:fill-color="#ffff6d" draw:textarea-horizontal-align="justify" draw:textarea-vertical-align="middle" draw:auto-grow-height="false" fo:min-height="2.29cm" fo:min-width="3.31cm"/>
      <style:paragraph-properties style:writing-mode="lr-tb"/>
    </style:style>
    <style:style style:name="gr111" style:family="graphic" style:parent-style-name="standard" style:list-style-name="L1">
      <style:graphic-properties svg:stroke-color="#f10d0c" draw:fill-color="#ff3838" draw:textarea-horizontal-align="justify" draw:textarea-vertical-align="middle" draw:auto-grow-height="false" fo:min-height="2.042cm" fo:min-width="2.745cm"/>
      <style:paragraph-properties style:writing-mode="lr-tb"/>
    </style:style>
    <style:style style:name="gr112" style:family="graphic" style:parent-style-name="standard">
      <style:graphic-properties svg:stroke-color="#5b277d" draw:fill-color="#8e86ae" draw:textarea-horizontal-align="justify" draw:textarea-vertical-align="middle" draw:auto-grow-height="false" fo:min-height="1.184cm" fo:min-width="3.156cm"/>
      <style:paragraph-properties style:writing-mode="lr-tb"/>
    </style:style>
    <style:style style:name="gr113" style:family="graphic" style:parent-style-name="standard">
      <style:graphic-properties draw:marker-start="Square" draw:marker-start-width="0.3cm" draw:marker-end="Arrowheads_20_86" draw:marker-end-width="0.3cm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/>
      <style:paragraph-properties style:writing-mode="lr-tb"/>
    </style:style>
    <style:style style:name="gr115" style:family="graphic" style:parent-style-name="standard">
      <style:graphic-properties draw:marker-start="Square" draw:marker-start-width="0.3cm" draw:marker-end="Arrowheads_20_87" draw:marker-end-width="0.3cm" draw:textarea-vertical-align="middle"/>
    </style:style>
    <style:style style:name="gr116" style:family="graphic" style:parent-style-name="standard">
      <style:graphic-properties draw:marker-start="Arrowheads_20_88" draw:marker-start-width="0.3cm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5cm"/>
      <style:paragraph-properties style:writing-mode="lr-tb"/>
    </style:style>
    <style:style style:name="gr118" style:family="graphic" style:parent-style-name="standard">
      <style:graphic-properties draw:marker-start="Arrowheads_20_89" draw:marker-start-width="0.3cm" draw:marker-end="Arrowheads_20_90" draw:marker-end-width="0.3cm" draw:textarea-vertical-align="middle"/>
    </style:style>
    <style:style style:name="gr119" style:family="graphic" style:parent-style-name="standard">
      <style:graphic-properties draw:marker-start="Square" draw:marker-start-width="0.3cm" draw:marker-end="Arrowheads_20_91" draw:marker-end-width="0.3cm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07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89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13cm"/>
      <style:paragraph-properties style:writing-mode="lr-tb"/>
    </style:style>
    <style:style style:name="gr123" style:family="graphic" style:parent-style-name="standard">
      <style:graphic-properties draw:marker-start="Square" draw:marker-start-width="0.3cm" draw:marker-end="Arrowheads_20_92" draw:marker-end-width="0.3cm" draw:textarea-vertical-align="middle"/>
    </style:style>
    <style:style style:name="gr124" style:family="graphic" style:parent-style-name="standard">
      <style:graphic-properties draw:marker-start="Arrowheads_20_93" draw:marker-start-width="0.3cm" draw:textarea-vertical-align="middle"/>
    </style:style>
    <style:style style:name="gr125" style:family="graphic" style:parent-style-name="objectwithoutfill">
      <style:graphic-properties draw:marker-end="Arrowheads_20_95" draw:marker-end-width="0.3cm" draw:fill="none" draw:textarea-vertical-align="middle"/>
    </style:style>
    <style:style style:name="gr126" style:family="graphic" style:parent-style-name="standard">
      <style:graphic-properties svg:stroke-color="#ed4c05" draw:fill-color="#ff7b59" draw:textarea-horizontal-align="justify" draw:textarea-vertical-align="middle" draw:auto-grow-height="false" fo:min-height="2.925cm" fo:min-width="1.72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66cm"/>
      <style:paragraph-properties style:writing-mode="lr-tb"/>
    </style:style>
    <style:style style:name="gr128" style:family="graphic" style:parent-style-name="standard">
      <style:graphic-properties svg:stroke-color="#ff0000" draw:marker-start="Arrowheads_20_96" draw:marker-start-width="0.3cm" draw:marker-end="Square" draw:marker-end-width="0.3cm" draw:textarea-vertical-align="middle"/>
    </style:style>
    <style:style style:name="gr129" style:family="graphic" style:parent-style-name="objectwithoutfill">
      <style:graphic-properties svg:stroke-color="#ff0000" draw:marker-end="Arrowheads_20_97" draw:marker-end-width="0.3cm" draw:fill="none" draw:textarea-vertical-align="middle"/>
    </style:style>
    <style:style style:name="gr130" style:family="graphic" style:parent-style-name="standard">
      <style:graphic-properties svg:stroke-color="#ff0000" draw:marker-start="Circle" draw:marker-start-width="0.3cm" draw:marker-end="Arrowheads_20_99" draw:marker-end-width="0.3cm" draw:textarea-vertical-align="middle"/>
    </style:style>
    <style:style style:name="gr131" style:family="graphic" style:parent-style-name="objectwithoutfill">
      <style:graphic-properties svg:stroke-color="#ff0000" draw:marker-end="Arrowheads_20_100" draw:marker-end-width="0.3cm" draw:fill="none" draw:textarea-vertical-align="middle"/>
    </style:style>
    <style:style style:name="gr132" style:family="graphic" style:parent-style-name="standard">
      <style:graphic-properties draw:stroke="dash" draw:stroke-dash="Double_20_Dash" svg:stroke-color="#ffbf00" svg:stroke-linecap="butt" draw:fill="none" draw:fill-color="#ffffff" loext:fill-use-slide-background="false" draw:opacity="0%" draw:textarea-horizontal-align="justify" draw:textarea-vertical-align="middle" draw:auto-grow-height="false" fo:min-height="0.385cm" fo:min-width="1.088cm"/>
    </style:style>
    <style:style style:name="gr133" style:family="graphic" style:parent-style-name="standard">
      <style:graphic-properties draw:marker-start="Arrowheads_20_101" draw:marker-start-width="0.3cm" draw:marker-end="Square" draw:marker-end-width="0.3cm" draw:textarea-vertical-align="middle"/>
    </style:style>
    <style:style style:name="gr134" style:family="graphic" style:parent-style-name="standard">
      <style:graphic-properties draw:marker-start="Square" draw:marker-start-width="0.3cm" draw:marker-end="Arrowheads_20_102" draw:marker-end-width="0.3cm" draw:textarea-vertical-align="middle"/>
    </style:style>
    <style:style style:name="gr135" style:family="graphic" style:parent-style-name="standard">
      <style:graphic-properties draw:marker-start="Square" draw:marker-start-width="0.3cm" draw:marker-end="Arrowheads_20_103" draw:marker-end-width="0.3cm" draw:textarea-vertical-align="middle"/>
    </style:style>
    <style:style style:name="gr136" style:family="graphic" style:parent-style-name="standard">
      <style:graphic-properties draw:marker-start="Square" draw:marker-start-width="0.3cm" draw:marker-end="Arrowheads_20_104" draw:marker-end-width="0.3cm" draw:textarea-vertical-align="middle"/>
    </style:style>
    <style:style style:name="gr137" style:family="graphic" style:parent-style-name="standard">
      <style:graphic-properties draw:marker-start="Square" draw:marker-start-width="0.3cm" draw:marker-end="Arrowheads_20_105" draw:marker-end-width="0.3cm" draw:textarea-vertical-align="middle"/>
    </style:style>
    <style:style style:name="gr138" style:family="graphic" style:parent-style-name="standard">
      <style:graphic-properties draw:marker-start="Square" draw:marker-start-width="0.3cm" draw:marker-end="Arrowheads_20_106" draw:marker-end-width="0.3cm" draw:textarea-vertical-align="middle"/>
    </style:style>
    <style:style style:name="gr139" style:family="graphic" style:parent-style-name="standard">
      <style:graphic-properties draw:marker-start="Square" draw:marker-start-width="0.3cm" draw:marker-end="Arrowheads_20_107" draw:marker-end-width="0.3cm" draw:textarea-vertical-align="middle"/>
    </style:style>
    <style:style style:name="gr140" style:family="graphic" style:parent-style-name="standard">
      <style:graphic-properties draw:marker-start="Square" draw:marker-start-width="0.3cm" draw:marker-end="Arrowheads_20_108" draw:marker-end-width="0.3cm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142" style:family="graphic" style:parent-style-name="standard">
      <style:graphic-properties svg:stroke-color="#ff0000" draw:marker-start="Square" draw:marker-start-width="0.3cm" draw:marker-end="Arrowheads_20_109" draw:marker-end-width="0.3cm" draw:textarea-vertical-align="middl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2cm"/>
      <style:paragraph-properties style:writing-mode="lr-tb"/>
    </style:style>
    <style:style style:name="gr144" style:family="graphic" style:parent-style-name="standard">
      <style:graphic-properties draw:marker-start="Square" draw:marker-start-width="0.3cm" draw:marker-end="Arrowheads_20_110" draw:marker-end-width="0.3cm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2cm"/>
      <style:paragraph-properties style:writing-mode="lr-tb"/>
    </style:style>
    <style:style style:name="gr146" style:family="graphic" style:parent-style-name="standard">
      <style:graphic-properties svg:stroke-color="#ff0000" draw:marker-start="Square" draw:marker-start-width="0.3cm" draw:marker-end="Arrowheads_20_111" draw:marker-end-width="0.3cm" draw:textarea-vertical-align="middle"/>
    </style:style>
    <style:style style:name="gr147" style:family="graphic" style:parent-style-name="objectwithoutfill">
      <style:graphic-properties svg:stroke-color="#ff0000" draw:marker-end="Arrowheads_20_112" draw:marker-end-width="0.3cm" draw:fill="none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  <style:paragraph-properties style:writing-mode="lr-tb"/>
    </style:style>
    <style:style style:name="gr149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opacity="0%" draw:textarea-horizontal-align="justify" draw:textarea-vertical-align="middle" draw:auto-grow-height="false" fo:min-height="2.256cm" fo:min-width="6.769cm" fo:padding-top="0.142cm" fo:padding-bottom="0.142cm" fo:padding-left="0.267cm" fo:padding-right="0.267cm"/>
    </style:style>
    <style:style style:name="gr150" style:family="graphic" style:parent-style-name="standard">
      <style:graphic-properties svg:stroke-color="#50938a" draw:fill="solid" draw:fill-color="#158466" draw:textarea-horizontal-align="justify" draw:textarea-vertical-align="middle" draw:auto-grow-height="false" fo:min-height="2.29cm" fo:min-width="2.357cm"/>
      <style:paragraph-properties style:writing-mode="lr-tb"/>
    </style:style>
    <style:style style:name="gr151" style:family="graphic" style:parent-style-name="standard">
      <style:graphic-properties svg:stroke-color="#50938a" draw:fill="solid" draw:fill-color="#158466" draw:textarea-horizontal-align="justify" draw:textarea-vertical-align="middle" draw:auto-grow-height="false" fo:min-height="1.02cm" fo:min-width="1.404cm"/>
      <style:paragraph-properties style:writing-mode="lr-tb"/>
    </style:style>
    <style:style style:name="gr152" style:family="graphic" style:parent-style-name="standard">
      <style:graphic-properties svg:stroke-color="#50938a" draw:fill="solid" draw:fill-color="#158466" draw:textarea-horizontal-align="justify" draw:textarea-vertical-align="middle" draw:auto-grow-height="false" fo:min-height="0.385cm" fo:min-width="0.135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2cm"/>
      <style:paragraph-properties style:writing-mode="lr-tb"/>
    </style:style>
    <style:style style:name="gr154" style:family="graphic" style:parent-style-name="standard">
      <style:graphic-properties draw:marker-start="Arrowheads_20_114" draw:marker-start-width="0.3cm" draw:marker-end="Square" draw:marker-end-width="0.3cm" draw:textarea-vertical-align="middle"/>
    </style:style>
    <style:style style:name="gr155" style:family="graphic" style:parent-style-name="standard">
      <style:graphic-properties draw:marker-start="Arrowheads_20_115" draw:marker-start-width="0.3cm" draw:textarea-vertical-align="middle"/>
    </style:style>
    <style:style style:name="gr156" style:family="graphic" style:parent-style-name="standard">
      <style:graphic-properties draw:marker-start="Arrowheads_20_116" draw:marker-start-width="0.3cm" draw:textarea-vertical-align="middle"/>
    </style:style>
    <style:style style:name="gr157" style:family="graphic" style:parent-style-name="standard">
      <style:graphic-properties draw:textarea-horizontal-align="justify" draw:textarea-vertical-align="middle" draw:auto-grow-height="false" fo:min-height="2.925cm" fo:min-width="6.8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6d6d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6b5e9b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81aca6"/>
      <style:paragraph-properties fo:text-align="center" style:writing-mode="lr-tb"/>
    </style:style>
    <style:style style:name="P15" style:family="paragraph">
      <loext:graphic-properties draw:fill-color="#999999"/>
      <style:paragraph-properties fo:text-align="center" style:writing-mode="lr-tb"/>
    </style:style>
    <style:style style:name="P16" style:family="paragraph">
      <loext:graphic-properties draw:fill-color="#77bc65"/>
      <style:paragraph-properties fo:text-align="center" style:writing-mode="lr-tb"/>
    </style:style>
    <style:style style:name="P17" style:family="paragraph">
      <loext:graphic-properties draw:fill-color="#ffff6d"/>
      <style:paragraph-properties fo:text-align="center" style:writing-mode="lr-tb"/>
    </style:style>
    <style:style style:name="P18" style:family="paragraph">
      <loext:graphic-properties draw:fill-color="#d4ea6b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 draw:opacity="0%"/>
      <style:paragraph-properties fo:text-align="center"/>
    </style:style>
    <style:style style:name="P21" style:family="paragraph">
      <loext:graphic-properties draw:fill-color="#ffffff" draw:opacity="0%"/>
      <style:paragraph-properties fo:text-align="center"/>
    </style:style>
    <style:style style:name="P22" style:family="paragraph">
      <loext:graphic-properties draw:fill-color="#3465a4"/>
      <style:paragraph-properties fo:text-align="center"/>
    </style:style>
    <style:style style:name="P23" style:family="paragraph">
      <loext:graphic-properties draw:fill-color="#ff972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3838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-color="#ff7b59"/>
      <style:paragraph-properties fo:text-align="center" style:writing-mode="lr-tb"/>
    </style:style>
    <style:style style:name="P29" style:family="paragraph">
      <loext:graphic-properties draw:fill="none"/>
      <style:paragraph-properties fo:text-align="center"/>
      <style:text-properties fo:font-weight="bold"/>
    </style:style>
    <style:style style:name="P30" style:family="paragraph">
      <loext:graphic-properties draw:fill="none" draw:fill-color="#729fcf" draw:opacity="0%"/>
      <style:paragraph-properties fo:text-align="center"/>
    </style:style>
    <style:style style:name="P31" style:family="paragraph">
      <loext:graphic-properties draw:fill="solid" draw:fill-color="#158466"/>
      <style:paragraph-properties fo:text-align="center"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loext:opacity="100%"/>
    </style:style>
    <style:style style:name="T9" style:family="text">
      <style:text-properties fo:color="#00a933" loext:opacity="100%"/>
    </style:style>
    <style:style style:name="T10" style:family="text">
      <style:text-properties fo:color="#2a6099" loext:opacity="100%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7.62cm" svg:x="24.495cm" svg:y="7.985cm">
          <text:p text:style-name="P1"><text:span text:style-name="T1">i.MX 8M Quad</text:span></text:p>
          <text:p text:style-name="P1">4x Cortex A53 1.5GHz</text:p>
          <text:p text:style-name="P1">1x Cortex M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587cm" svg:x="25.13cm" svg:y="17.828cm">
          <text:p text:style-name="P1">3GB LPDDR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87cm" svg:x="25.447cm" svg:y="3.857cm">
          <text:p text:style-name="P1">32GB eMM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7.924cm" svg:y1="7.985cm" svg:x2="27.923cm" svg:y2="5.446cm">
          <text:p/>
        </draw:line>
        <draw:line draw:style-name="gr4" draw:text-style-name="P3" draw:layer="layout" svg:x1="27.987cm" svg:y1="17.828cm" svg:x2="27.988cm" svg:y2="15.605cm">
          <text:p/>
        </draw:line>
        <draw:custom-shape draw:style-name="gr5" draw:text-style-name="P1" draw:layer="layout" svg:width="4.445cm" svg:height="2.541cm" svg:x="38.465cm" svg:y="7.032cm">
          <text:p text:style-name="P1">USB2642</text:p>
          <text:p text:style-name="P1"><text:span text:style-name="T2">Hu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2.54cm" svg:x="45.767cm" svg:y="3.857cm">
          <text:p text:style-name="P1">MicroSD + nanoSIM Tr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1.653cm" svg:height="0.725cm" draw:transform="rotate (1.5707963267949) translate (27.352cm 17.575cm)">
          <draw:text-box>
            <text:p><text:span text:style-name="T3">DDR4</text:span></text:p>
          </draw:text-box>
        </draw:frame>
        <draw:custom-shape draw:style-name="gr8" draw:text-style-name="P6" draw:layer="layout" svg:width="3.81cm" svg:height="2.222cm" svg:x="8.62cm" svg:y="5.128cm">
          <text:p text:style-name="P1">BD71837</text:p>
          <text:p text:style-name="P1"><text:span text:style-name="T2">PMIC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2.858cm" svg:x="7.985cm" svg:y="10.207cm">
          <text:p text:style-name="P1">BQ25895</text:p>
          <text:p text:style-name="P1"><text:span text:style-name="T2">USB VBUS Charge Controller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41.005cm" svg:y1="5.127cm" svg:x2="41.005cm" svg:y2="7.032cm">
          <text:p/>
        </draw:line>
        <draw:line draw:style-name="gr11" draw:text-style-name="P7" draw:layer="layout" svg:x1="41.005cm" svg:y1="5.127cm" svg:x2="45.768cm" svg:y2="5.128cm">
          <text:p/>
        </draw:line>
        <draw:frame draw:style-name="gr12" draw:text-style-name="P5" draw:layer="layout" svg:width="1.09cm" svg:height="0.725cm" svg:x="41.64cm" svg:y="4.492cm">
          <draw:text-box>
            <text:p><text:span text:style-name="T3">SD</text:span></text:p>
          </draw:text-box>
        </draw:frame>
        <draw:frame draw:style-name="gr13" draw:text-style-name="P5" draw:layer="layout" svg:width="2.195cm" svg:height="0.725cm" draw:transform="rotate (1.5707963267949) translate (27.352cm 7.807cm)">
          <draw:text-box>
            <text:p><text:span text:style-name="T3">uSDHC1</text:span></text:p>
          </draw:text-box>
        </draw:frame>
        <draw:custom-shape draw:style-name="gr14" draw:text-style-name="P9" draw:layer="layout" svg:width="5.398cm" svg:height="2.857cm" svg:x="45.767cm" svg:y="8.303cm">
          <text:p text:style-name="P1">M.2 Key B</text:p>
          <text:p text:style-name="P8">BM818</text:p>
          <text:p text:style-name="P1"><text:span text:style-name="T2">Cellular Baseband Modem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7.985cm" svg:y1="8.62cm" svg:x2="7.985cm" svg:y2="3.222cm">
          <text:p/>
        </draw:line>
        <draw:line draw:style-name="gr15" draw:text-style-name="P7" draw:layer="layout" svg:x1="7.985cm" svg:y1="3.222cm" svg:x2="50.657cm" svg:y2="3.222cm">
          <text:p/>
        </draw:line>
        <draw:line draw:style-name="gr15" draw:text-style-name="P7" draw:layer="layout" svg:x1="50.656cm" svg:y1="3.222cm" svg:x2="50.656cm" svg:y2="3.857cm">
          <text:p/>
        </draw:line>
        <draw:line draw:style-name="gr15" draw:text-style-name="P7" draw:layer="layout" svg:x1="50.656cm" svg:y1="3.857cm" svg:x2="51.291cm" svg:y2="4.809cm">
          <text:p/>
        </draw:line>
        <draw:line draw:style-name="gr16" draw:text-style-name="P3" draw:layer="layout" svg:x1="50.656cm" svg:y1="4.809cm" svg:x2="50.656cm" svg:y2="8.302cm">
          <text:p/>
        </draw:line>
        <draw:frame draw:style-name="gr17" draw:text-style-name="P10" draw:layer="layout" svg:width="2.648cm" svg:height="1.844cm" svg:x="51.291cm" svg:y="3.539cm">
          <draw:text-box>
            <text:p text:style-name="P3"><text:span text:style-name="T3">WWAN</text:span></text:p>
            <text:p text:style-name="P3"><text:span text:style-name="T3">Kill Switch</text:span></text:p>
            <text:p text:style-name="P3"><text:span text:style-name="T3">(HKS)</text:span></text:p>
          </draw:text-box>
        </draw:frame>
        <draw:frame draw:style-name="gr18" draw:text-style-name="P5" draw:layer="layout" svg:width="2.106cm" svg:height="0.725cm" svg:x="36.041cm" svg:y="8.302cm">
          <draw:text-box>
            <text:p><text:span text:style-name="T3">USB 2.0</text:span></text:p>
          </draw:text-box>
        </draw:frame>
        <draw:line draw:style-name="gr19" draw:text-style-name="P3" draw:layer="layout" svg:x1="42.909cm" svg:y1="8.937cm" svg:x2="45.766cm" svg:y2="8.937cm">
          <text:p/>
        </draw:line>
        <draw:frame draw:style-name="gr18" draw:text-style-name="P5" draw:layer="layout" svg:width="2.106cm" svg:height="0.725cm" svg:x="43.343cm" svg:y="8.302cm">
          <draw:text-box>
            <text:p><text:span text:style-name="T3">USB 2.0</text:span></text:p>
          </draw:text-box>
        </draw:frame>
        <draw:line draw:style-name="gr20" draw:text-style-name="P7" draw:layer="layout" svg:x1="41.004cm" svg:y1="12.429cm" svg:x2="41.005cm" svg:y2="9.572cm">
          <text:p/>
        </draw:line>
        <draw:line draw:style-name="gr21" draw:text-style-name="P7" draw:layer="layout" svg:x1="41.004cm" svg:y1="12.429cm" svg:x2="45.767cm" svg:y2="12.429cm">
          <text:p/>
        </draw:line>
        <draw:custom-shape draw:style-name="gr22" draw:text-style-name="P9" draw:layer="layout" svg:width="5.398cm" svg:height="4.127cm" svg:x="45.767cm" svg:y="11.795cm">
          <text:p text:style-name="P1">M.2 Key E</text:p>
          <text:p text:style-name="P8">Redpine RS9116</text:p>
          <text:p text:style-name="P8"><text:span text:style-name="T4">Or</text:span></text:p>
          <text:p text:style-name="P8">SparkLAN WNFB-266AXI</text:p>
          <text:p text:style-name="P1"><text:span text:style-name="T2">Wi-Fi / B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4.507cm" svg:height="0.725cm" svg:x="41.004cm" svg:y="11.794cm">
          <draw:text-box>
            <text:p><text:span text:style-name="T3">USB 2.0 (not in use)</text:span></text:p>
          </draw:text-box>
        </draw:frame>
        <draw:frame draw:style-name="gr24" draw:text-style-name="P5" draw:layer="layout" svg:width="2.195cm" svg:height="0.725cm" svg:x="42.937cm" svg:y="12.747cm">
          <draw:text-box>
            <text:p><text:span text:style-name="T3">uSDHC2</text:span></text:p>
          </draw:text-box>
        </draw:frame>
        <draw:line draw:style-name="gr25" draw:text-style-name="P7" draw:layer="layout" svg:x1="37.512cm" svg:y1="11.477cm" svg:x2="31.48cm" svg:y2="11.477cm">
          <text:p/>
        </draw:line>
        <draw:line draw:style-name="gr26" draw:text-style-name="P7" draw:layer="layout" svg:x1="37.512cm" svg:y1="11.477cm" svg:x2="37.511cm" svg:y2="13.382cm">
          <text:p/>
        </draw:line>
        <draw:line draw:style-name="gr27" draw:text-style-name="P7" draw:layer="layout" svg:x1="37.512cm" svg:y1="13.382cm" svg:x2="45.767cm" svg:y2="13.382cm">
          <text:p/>
        </draw:line>
        <draw:line draw:style-name="gr15" draw:text-style-name="P7" draw:layer="layout" svg:x1="54.339cm" svg:y1="2.587cm" svg:x2="54.339cm" svg:y2="3.857cm">
          <text:p/>
        </draw:line>
        <draw:line draw:style-name="gr15" draw:text-style-name="P7" draw:layer="layout" svg:x1="54.339cm" svg:y1="3.857cm" svg:x2="54.974cm" svg:y2="4.809cm">
          <text:p/>
        </draw:line>
        <draw:frame draw:style-name="gr28" draw:text-style-name="P10" draw:layer="layout" svg:width="2.858cm" svg:height="1.673cm" svg:x="55.153cm" svg:y="3.857cm">
          <draw:text-box>
            <text:p text:style-name="P3"><text:span text:style-name="T3">WLAN / BT</text:span></text:p>
            <text:p text:style-name="P3"><text:span text:style-name="T3">Kill Switch</text:span></text:p>
            <text:p text:style-name="P3"><text:span text:style-name="T3">(HKS)</text:span></text:p>
          </draw:text-box>
        </draw:frame>
        <draw:line draw:style-name="gr29" draw:text-style-name="P7" draw:layer="layout" svg:x1="54.339cm" svg:y1="12.112cm" svg:x2="51.164cm" svg:y2="12.112cm">
          <text:p/>
        </draw:line>
        <draw:line draw:style-name="gr30" draw:text-style-name="P7" draw:layer="layout" svg:x1="10.525cm" svg:y1="10.207cm" svg:x2="10.525cm" svg:y2="7.35cm">
          <text:p/>
        </draw:line>
        <draw:custom-shape draw:style-name="gr31" draw:text-style-name="P11" draw:layer="layout" svg:width="6.032cm" svg:height="3.175cm" svg:x="7.668cm" svg:y="14.335cm">
          <text:p text:style-name="P1">TPS65982AB</text:p>
          <text:p text:style-name="P1"><text:span text:style-name="T2">USB-C PD Controller &amp; MUX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12.43cm" svg:y1="20.367cm" svg:x2="12.43cm" svg:y2="17.51cm">
          <text:p/>
        </draw:line>
        <draw:frame draw:style-name="gr33" draw:text-style-name="P5" draw:layer="layout" svg:width="1.679cm" svg:height="0.725cm" draw:transform="rotate (1.5707963267949) translate (11.705cm 19.824cm)">
          <draw:text-box>
            <text:p><text:span text:style-name="T3">VBUS</text:span></text:p>
          </draw:text-box>
        </draw:frame>
        <draw:line draw:style-name="gr34" draw:text-style-name="P3" draw:layer="layout" svg:x1="11.16cm" svg:y1="17.51cm" svg:x2="11.16cm" svg:y2="20.367cm">
          <text:p/>
        </draw:line>
        <draw:frame draw:style-name="gr35" draw:text-style-name="P5" draw:layer="layout" svg:width="1.704cm" svg:height="0.725cm" draw:transform="rotate (1.5707963267949) translate (10.525cm 19.849cm)">
          <draw:text-box>
            <text:p><text:span text:style-name="T3">CC1/2</text:span></text:p>
          </draw:text-box>
        </draw:frame>
        <draw:line draw:style-name="gr36" draw:text-style-name="P3" draw:layer="layout" svg:x1="24.495cm" svg:y1="8.937cm" svg:x2="16.24cm" svg:y2="8.937cm">
          <text:p/>
        </draw:line>
        <draw:line draw:style-name="gr26" draw:text-style-name="P7" draw:layer="layout" svg:x1="16.24cm" svg:y1="8.937cm" svg:x2="16.24cm" svg:y2="21.32cm">
          <text:p/>
        </draw:line>
        <draw:line draw:style-name="gr37" draw:text-style-name="P7" draw:layer="layout" svg:x1="16.24cm" svg:y1="21.32cm" svg:x2="13.065cm" svg:y2="21.32cm">
          <text:p/>
        </draw:line>
        <draw:frame draw:style-name="gr18" draw:text-style-name="P5" draw:layer="layout" svg:width="2.106cm" svg:height="0.725cm" svg:x="13.499cm" svg:y="20.685cm">
          <draw:text-box>
            <text:p><text:span text:style-name="T3">USB 2.0</text:span></text:p>
          </draw:text-box>
        </draw:frame>
        <draw:line draw:style-name="gr38" draw:text-style-name="P3" draw:layer="layout" svg:x1="10.525cm" svg:y1="14.334cm" svg:x2="10.525cm" svg:y2="13.064cm">
          <text:p/>
        </draw:line>
        <draw:line draw:style-name="gr39" draw:text-style-name="P3" draw:layer="layout" svg:x1="6.08cm" svg:y1="11.795cm" svg:x2="7.985cm" svg:y2="11.795cm">
          <text:p/>
        </draw:line>
        <draw:custom-shape draw:style-name="gr40" draw:text-style-name="P1" draw:layer="layout" svg:width="4.445cm" svg:height="1.728cm" svg:x="1.952cm" svg:y="7.527cm">
          <text:p text:style-name="P1">RV-4162-C7</text:p>
          <text:p text:style-name="P1"><text:span text:style-name="T2">RTC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5.08cm" svg:height="2.223cm" svg:x="8.62cm" svg:y="24.812cm">
          <text:p text:style-name="P1">HD3SS460</text:p>
          <text:p text:style-name="P1"><text:span text:style-name="T2">DP Alt Mode MUX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17.192cm" svg:y1="25.447cm" svg:x2="13.7cm" svg:y2="25.448cm">
          <text:p/>
        </draw:line>
        <draw:line draw:style-name="gr43" draw:text-style-name="P7" draw:layer="layout" svg:x1="17.192cm" svg:y1="9.572cm" svg:x2="24.495cm" svg:y2="9.572cm">
          <text:p/>
        </draw:line>
        <draw:line draw:style-name="gr44" draw:text-style-name="P3" draw:layer="layout" svg:x1="11.16cm" svg:y1="24.812cm" svg:x2="11.16cm" svg:y2="21.954cm">
          <text:p/>
        </draw:line>
        <draw:frame draw:style-name="gr45" draw:text-style-name="P5" draw:layer="layout" svg:width="2.437cm" svg:height="0.725cm" draw:transform="rotate (1.5707963267949) translate (10.525cm 24.582cm)">
          <draw:text-box>
            <text:p><text:span text:style-name="T3">SS </text:span><text:span text:style-name="T3">RX</text:span><text:span text:style-name="T3">/TX</text:span></text:p>
          </draw:text-box>
        </draw:frame>
        <draw:line draw:style-name="gr42" draw:text-style-name="P7" draw:layer="layout" svg:x1="17.827cm" svg:y1="26.4cm" svg:x2="13.7cm" svg:y2="26.4cm">
          <text:p/>
        </draw:line>
        <draw:line draw:style-name="gr43" draw:text-style-name="P7" draw:layer="layout" svg:x1="17.827cm" svg:y1="10.207cm" svg:x2="24.495cm" svg:y2="10.207cm">
          <text:p/>
        </draw:line>
        <draw:line draw:style-name="gr26" draw:text-style-name="P7" draw:layer="layout" svg:x1="17.827cm" svg:y1="10.207cm" svg:x2="17.827cm" svg:y2="26.4cm">
          <text:p/>
        </draw:line>
        <draw:frame draw:style-name="gr46" draw:text-style-name="P10" draw:layer="layout" svg:width="2.415cm" svg:height="1.199cm" svg:x="14.142cm" svg:y="24.407cm">
          <draw:text-box>
            <text:p text:style-name="P3"><text:span text:style-name="T3">USB 3.0</text:span></text:p>
            <text:p text:style-name="P3"><text:span text:style-name="T3">SS Lanes</text:span></text:p>
          </draw:text-box>
        </draw:frame>
        <draw:line draw:style-name="gr26" draw:text-style-name="P7" draw:layer="layout" svg:x1="17.192cm" svg:y1="9.572cm" svg:x2="17.191cm" svg:y2="25.447cm">
          <text:p/>
        </draw:line>
        <draw:frame draw:style-name="gr13" draw:text-style-name="P5" draw:layer="layout" svg:width="3.571cm" svg:height="0.725cm" svg:x="13.939cm" svg:y="25.765cm">
          <draw:text-box>
            <text:p><text:span text:style-name="T3">Disp</text:span><text:span text:style-name="T3">layP</text:span><text:span text:style-name="T3">ort </text:span><text:span text:style-name="T3">1.3</text:span></text:p>
          </draw:text-box>
        </draw:frame>
        <draw:line draw:style-name="gr26" draw:text-style-name="P7" draw:layer="layout" svg:x1="7.985cm" svg:y1="17.51cm" svg:x2="7.985cm" svg:y2="25.765cm">
          <text:p/>
        </draw:line>
        <draw:line draw:style-name="gr47" draw:text-style-name="P7" draw:layer="layout" svg:x1="7.985cm" svg:y1="25.765cm" svg:x2="8.62cm" svg:y2="25.765cm">
          <text:p/>
        </draw:line>
        <draw:frame draw:style-name="gr48" draw:text-style-name="P5" draw:layer="layout" svg:width="1.984cm" svg:height="0.725cm" draw:transform="rotate (1.5707963267949) translate (7.35cm 22.272cm)">
          <draw:text-box>
            <text:p><text:span text:style-name="T3">AMSEL</text:span></text:p>
          </draw:text-box>
        </draw:frame>
        <draw:line draw:style-name="gr49" draw:text-style-name="P7" draw:layer="layout" svg:x1="12.43cm" svg:y1="7.032cm" svg:x2="24.876cm" svg:y2="7.032cm">
          <text:p/>
        </draw:line>
        <draw:line draw:style-name="gr50" draw:text-style-name="P3" draw:layer="layout" svg:x1="24.812cm" svg:y1="7.985cm" svg:x2="24.825cm" svg:y2="7.032cm">
          <text:p/>
        </draw:line>
        <draw:line draw:style-name="gr51" draw:text-style-name="P7" draw:layer="layout" svg:x1="14.97cm" svg:y1="6.397cm" svg:x2="12.43cm" svg:y2="6.397cm">
          <text:p/>
        </draw:line>
        <draw:line draw:style-name="gr52" draw:text-style-name="P7" draw:layer="layout" svg:x1="4.175cm" svg:y1="11.16cm" svg:x2="4.175cm" svg:y2="9.255cm">
          <text:p/>
        </draw:line>
        <draw:line draw:style-name="gr53" draw:text-style-name="P7" draw:layer="layout" svg:x1="14.97cm" svg:y1="8.302cm" svg:x2="24.495cm" svg:y2="8.302cm">
          <text:p/>
        </draw:line>
        <draw:line draw:style-name="gr54" draw:text-style-name="P7" draw:layer="layout" svg:x1="14.97cm" svg:y1="15.605cm" svg:x2="13.7cm" svg:y2="15.605cm">
          <text:p/>
        </draw:line>
        <draw:line draw:style-name="gr26" draw:text-style-name="P7" draw:layer="layout" svg:x1="14.97cm" svg:y1="15.605cm" svg:x2="14.97cm" svg:y2="6.397cm">
          <text:p/>
        </draw:line>
        <draw:line draw:style-name="gr55" draw:text-style-name="P7" draw:layer="layout" svg:x1="14.97cm" svg:y1="8.302cm" svg:x2="6.397cm" svg:y2="8.302cm">
          <text:p/>
        </draw:line>
        <draw:frame draw:style-name="gr56" draw:text-style-name="P5" draw:layer="layout" svg:width="1.399cm" svg:height="0.725cm" svg:x="14.97cm" svg:y="7.667cm">
          <draw:text-box>
            <text:p><text:span text:style-name="T3">I2C1</text:span></text:p>
          </draw:text-box>
        </draw:frame>
        <draw:line draw:style-name="gr15" draw:text-style-name="P7" draw:layer="layout" svg:x1="54.339cm" svg:y1="4.809cm" svg:x2="54.339cm" svg:y2="12.112cm">
          <text:p/>
        </draw:line>
        <draw:custom-shape draw:style-name="gr57" draw:text-style-name="P13" draw:layer="layout" svg:width="0.279cm" svg:height="0.279cm" svg:x="54.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15.605cm" svg:y1="5.991cm" svg:x2="15.605cm" svg:y2="2.587cm">
          <text:p/>
        </draw:line>
        <draw:line draw:style-name="gr15" draw:text-style-name="P7" draw:layer="layout" svg:x1="15.605cm" svg:y1="2.587cm" svg:x2="54.34cm" svg:y2="2.587cm">
          <text:p/>
        </draw:line>
        <draw:line draw:style-name="gr58" draw:text-style-name="P3" draw:layer="layout" svg:x1="31.48cm" svg:y1="10.842cm" svg:x2="45.767cm" svg:y2="10.842cm">
          <text:p/>
        </draw:line>
        <draw:frame draw:style-name="gr59" draw:text-style-name="P5" draw:layer="layout" svg:width="2.322cm" svg:height="0.725cm" svg:x="43.128cm" svg:y="10.117cm">
          <draw:text-box>
            <text:p><text:span text:style-name="T3">SAI/I2S 1</text:span></text:p>
          </draw:text-box>
        </draw:frame>
        <draw:frame draw:style-name="gr59" draw:text-style-name="P5" draw:layer="layout" svg:width="2.322cm" svg:height="0.725cm" svg:x="42.81cm" svg:y="13.382cm">
          <draw:text-box>
            <text:p><text:span text:style-name="T3">SAI/I2S 3</text:span></text:p>
          </draw:text-box>
        </draw:frame>
        <draw:line draw:style-name="gr25" draw:text-style-name="P7" draw:layer="layout" svg:x1="36.877cm" svg:y1="12.112cm" svg:x2="31.48cm" svg:y2="12.112cm">
          <text:p/>
        </draw:line>
        <draw:line draw:style-name="gr26" draw:text-style-name="P7" draw:layer="layout" svg:x1="36.877cm" svg:y1="12.112cm" svg:x2="36.877cm" svg:y2="14.017cm">
          <text:p/>
        </draw:line>
        <draw:line draw:style-name="gr27" draw:text-style-name="P7" draw:layer="layout" svg:x1="36.877cm" svg:y1="14.017cm" svg:x2="45.767cm" svg:y2="14.017cm">
          <text:p/>
        </draw:line>
        <draw:line draw:style-name="gr25" draw:text-style-name="P7" draw:layer="layout" svg:x1="36.242cm" svg:y1="12.747cm" svg:x2="31.48cm" svg:y2="12.747cm">
          <text:p/>
        </draw:line>
        <draw:line draw:style-name="gr26" draw:text-style-name="P7" draw:layer="layout" svg:x1="36.242cm" svg:y1="12.747cm" svg:x2="36.242cm" svg:y2="14.652cm">
          <text:p/>
        </draw:line>
        <draw:line draw:style-name="gr27" draw:text-style-name="P7" draw:layer="layout" svg:x1="36.242cm" svg:y1="14.652cm" svg:x2="45.767cm" svg:y2="14.652cm">
          <text:p/>
        </draw:line>
        <draw:frame draw:style-name="gr60" draw:text-style-name="P5" draw:layer="layout" svg:width="1.912cm" svg:height="0.725cm" svg:x="43.22cm" svg:y="14.017cm">
          <draw:text-box>
            <text:p><text:span text:style-name="T3">UART4</text:span></text:p>
          </draw:text-box>
        </draw:frame>
        <draw:frame draw:style-name="gr60" draw:text-style-name="P5" draw:layer="layout" svg:width="1.912cm" svg:height="0.725cm" svg:x="13.816cm" svg:y="15.922cm">
          <draw:text-box>
            <text:p><text:span text:style-name="T3">UART2</text:span></text:p>
          </draw:text-box>
        </draw:frame>
        <draw:line draw:style-name="gr34" draw:text-style-name="P3" draw:layer="layout" svg:x1="10.207cm" svg:y1="17.51cm" svg:x2="10.207cm" svg:y2="20.367cm">
          <text:p/>
        </draw:line>
        <draw:frame draw:style-name="gr61" draw:text-style-name="P5" draw:layer="layout" svg:width="1.988cm" svg:height="0.725cm" draw:transform="rotate (1.5707963267949) translate (9.572cm 19.849cm)">
          <draw:text-box>
            <text:p><text:span text:style-name="T3">SBU1/2</text:span></text:p>
          </draw:text-box>
        </draw:frame>
        <draw:custom-shape draw:style-name="gr62" draw:text-style-name="P1" draw:layer="layout" svg:width="4.445cm" svg:height="2.222cm" svg:x="1.952cm" svg:y="15.288cm">
          <text:p text:style-name="P1">MAX17055</text:p>
          <text:p text:style-name="P1"><text:span text:style-name="T2">Fuel Gauge</text:span></text:p>
          <draw:enhanced-geometry svg:viewBox="0 0 21600 21600" draw:type="rectangle" draw:enhanced-path="M 0 0 L 21600 0 21600 21600 0 21600 0 0 Z N"/>
        </draw:custom-shape>
        <draw:line draw:style-name="gr63" draw:text-style-name="P7" draw:layer="layout" svg:x1="4.175cm" svg:y1="13.7cm" svg:x2="4.175cm" svg:y2="15.287cm">
          <text:p/>
        </draw:line>
        <draw:frame draw:style-name="gr56" draw:text-style-name="P5" draw:layer="layout" svg:width="1.399cm" svg:height="0.725cm" draw:transform="rotate (1.5707963267949) translate (3.616cm 19.011cm)">
          <draw:text-box>
            <text:p><text:span text:style-name="T3">I2C4</text:span></text:p>
          </draw:text-box>
        </draw:frame>
        <draw:line draw:style-name="gr64" draw:text-style-name="P3" draw:layer="layout" svg:x1="4.175cm" svg:y1="17.51cm" svg:x2="4.175cm" svg:y2="19.097cm">
          <text:p/>
        </draw:line>
        <draw:line draw:style-name="gr65" draw:text-style-name="P3" draw:layer="layout" svg:x1="13.7cm" svg:y1="16.557cm" svg:x2="15.922cm" svg:y2="16.557cm">
          <text:p/>
        </draw:line>
        <draw:custom-shape draw:style-name="gr66" draw:text-style-name="P1" draw:layer="layout" svg:width="4.762cm" svg:height="3.175cm" svg:x="14.653cm" svg:y="33.702cm">
          <text:p text:style-name="P1">VCNL4040</text:p>
          <text:p text:style-name="P1"><text:span text:style-name="T2">Proximity &amp; Ambient Light Sensor</text:span>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4.762cm" svg:height="2.222cm" svg:x="14.653cm" svg:y="30.845cm">
          <text:p text:style-name="P1">LSM9DS1</text:p>
          <text:p text:style-name="P1"><text:span text:style-name="T2">9-DOF IMU</text:span></text:p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5.715cm" svg:height="3.175cm" svg:x="38.335cm" svg:y="21.955cm">
          <text:p text:style-name="P1">WM8962</text:p>
          <text:p text:style-name="P1">Audio Codec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5.398cm" svg:height="4.127cm" svg:x="45.954cm" svg:y="17.193cm">
          <text:p text:style-name="P1">2x</text:p>
          <text:p text:style-name="P1">3SM222FMT1KA <text:span text:style-name="T4">or</text:span> SPK0641HT4H-1</text:p>
          <text:p text:style-name="P1"><text:span text:style-name="T2">PDM MEMS Mic</text:span></text:p>
          <draw:enhanced-geometry svg:viewBox="0 0 21600 21600" draw:type="rectangle" draw:enhanced-path="M 0 0 L 21600 0 21600 21600 0 21600 0 0 Z N"/>
        </draw:custom-shape>
        <draw:frame draw:style-name="gr59" draw:text-style-name="P5" draw:layer="layout" svg:width="2.322cm" svg:height="0.725cm" svg:x="35.695cm" svg:y="22.272cm">
          <draw:text-box>
            <text:p><text:span text:style-name="T3">SAI/I2S 2</text:span></text:p>
          </draw:text-box>
        </draw:frame>
        <draw:custom-shape draw:style-name="gr67" draw:text-style-name="P1" draw:layer="layout" svg:width="4.762cm" svg:height="2.222cm" svg:x="14.653cm" svg:y="37.511cm">
          <text:p text:style-name="P1">Teseo-LIV3F</text:p>
          <text:p text:style-name="P1">GNSS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445cm" svg:height="4.446cm" svg:x="1.417cm" svg:y="36.242cm">
          <text:p text:style-name="P1">EXT CON</text:p>
          <text:p text:style-name="P1"><text:span text:style-name="T2">J10</text:span><text:span text:style-name="T2"><text:line-break/></text:span><text:span text:style-name="T2">FPC Connector</text:span><text:span text:style-name="T2"><text:line-break/></text:span><text:span text:style-name="T2">OK-06F024-04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5.398cm" svg:height="4.127cm" svg:x="27.554cm" svg:y="32.115cm">
          <text:p text:style-name="P1">Rear Camera</text:p>
          <text:p text:style-name="P1">13MP</text:p>
          <text:p text:style-name="P1"><text:span text:style-name="T2">Samsung S5K3L6XX03</text:span></text:p>
          <text:p text:style-name="P1"><text:span text:style-name="T2">+</text:span></text:p>
          <text:p text:style-name="P1"><text:span text:style-name="T2">Focus VCM</text:span></text:p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5.08cm" svg:height="4.127cm" svg:x="35.29cm" svg:y="32.115cm">
          <text:p text:style-name="P1">Front Camera</text:p>
          <text:p text:style-name="P1">8MP</text:p>
          <text:p text:style-name="P1"><text:span text:style-name="T2">SK hynix YACG4D0C9SHC</text:span></text:p>
          <draw:enhanced-geometry svg:viewBox="0 0 21600 21600" draw:type="rectangle" draw:enhanced-path="M 0 0 L 21600 0 21600 21600 0 21600 0 0 Z N"/>
        </draw:custom-shape>
        <draw:custom-shape draw:style-name="gr73" draw:text-style-name="P17" draw:layer="layout" svg:width="4.127cm" svg:height="3.493cm" svg:x="43.357cm" svg:y="32.432cm">
          <text:p text:style-name="P1">Flash Light / Torch</text:p>
          <text:p text:style-name="P1"><text:span text:style-name="T2">LM3560</text:span><text:span text:style-name="T2"><text:line-break/></text:span><text:span text:style-name="T2">+</text:span></text:p>
          <text:p text:style-name="P1"><text:span text:style-name="T2">LEDs</text:span></text:p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5.08cm" svg:height="7.619cm" svg:x="25.447cm" svg:y="20.368cm">
          <text:p text:style-name="P1">LCD Panel</text:p>
          <text:p text:style-name="P1">720x1440</text:p>
          <text:p text:style-name="P1"><text:span text:style-name="T2">FT8006P Display Driver &amp; Touch Controller</text:span></text:p>
          <text:p text:style-name="P1"><text:span text:style-name="T2">+</text:span></text:p>
          <text:p text:style-name="P1"><text:span text:style-name="T5">TPS65132B5</text:span></text:p>
          <text:p text:style-name="P1"><text:span text:style-name="T2">Regulator</text:span></text:p>
          <text:p text:style-name="P1"><text:span text:style-name="T2">+</text:span><text:span text:style-name="T2"><text:line-break/></text:span><text:span text:style-name="T5">LM36922</text:span><text:span text:style-name="T2"><text:line-break/></text:span><text:span text:style-name="T2">Backlight</text:span></text:p>
          <draw:enhanced-geometry svg:viewBox="0 0 21600 21600" draw:type="rectangle" draw:enhanced-path="M 0 0 L 21600 0 21600 21600 0 21600 0 0 Z N"/>
        </draw:custom-shape>
        <draw:line draw:style-name="gr75" draw:text-style-name="P3" draw:layer="layout" svg:x1="31.48cm" svg:y1="15.286cm" svg:x2="32.432cm" svg:y2="15.287cm">
          <text:p/>
        </draw:line>
        <draw:line draw:style-name="gr76" draw:text-style-name="P3" draw:layer="layout" svg:x1="24.495cm" svg:y1="15.287cm" svg:x2="23.225cm" svg:y2="15.287cm">
          <text:p/>
        </draw:line>
        <draw:line draw:style-name="gr76" draw:text-style-name="P3" draw:layer="layout" svg:x1="24.495cm" svg:y1="14.652cm" svg:x2="22.59cm" svg:y2="14.652cm">
          <text:p/>
        </draw:line>
        <draw:line draw:style-name="gr77" draw:text-style-name="P3" draw:layer="layout" svg:x1="15.287cm" svg:y1="5.445cm" svg:x2="12.43cm" svg:y2="5.446cm">
          <text:p/>
        </draw:line>
        <draw:frame draw:style-name="gr78" draw:text-style-name="P19" draw:layer="layout" svg:width="2.39cm" svg:height="0.725cm" svg:x="12.684cm" svg:y="4.81cm">
          <draw:text-box>
            <text:p><text:span text:style-name="T6">VDD_1V8</text:span></text:p>
          </draw:text-box>
        </draw:frame>
        <draw:frame draw:style-name="gr78" draw:text-style-name="P19" draw:layer="layout" svg:width="2.39cm" svg:height="0.725cm" svg:x="36.58cm" svg:y="19.097cm">
          <draw:text-box>
            <text:p><text:span text:style-name="T6">VDD_1V8</text:span></text:p>
          </draw:text-box>
        </draw:frame>
        <draw:line draw:style-name="gr15" draw:text-style-name="P7" draw:layer="layout" svg:x1="36.747cm" svg:y1="19.732cm" svg:x2="39.288cm" svg:y2="19.732cm">
          <text:p/>
        </draw:line>
        <draw:line draw:style-name="gr15" draw:text-style-name="P7" draw:layer="layout" svg:x1="39.288cm" svg:y1="19.733cm" svg:x2="40.24cm" svg:y2="19.415cm">
          <text:p/>
        </draw:line>
        <draw:line draw:style-name="gr79" draw:text-style-name="P3" draw:layer="layout" svg:x1="40.24cm" svg:y1="19.733cm" svg:x2="40.24cm" svg:y2="21.955cm">
          <text:p/>
        </draw:line>
        <draw:custom-shape draw:style-name="gr80" draw:text-style-name="P13" draw:layer="layout" svg:width="0.317cm" svg:height="0.318cm" svg:x="36.43cm" svg:y="19.593cm">
          <text:p/>
          <draw:enhanced-geometry svg:viewBox="0 0 21600 21600" draw:type="rectangle" draw:enhanced-path="M 0 0 L 21600 0 21600 21600 0 21600 0 0 Z N"/>
        </draw:custom-shape>
        <draw:frame draw:style-name="gr81" draw:text-style-name="P10" draw:layer="layout" svg:width="3.175cm" svg:height="2.147cm" svg:x="40.24cm" svg:y="17.827cm">
          <draw:text-box>
            <text:p text:style-name="P3"><text:span text:style-name="T3">Camera &amp; Microphone</text:span></text:p>
            <text:p text:style-name="P3"><text:span text:style-name="T3">Kill Switch</text:span></text:p>
            <text:p text:style-name="P3"><text:span text:style-name="T3">(HKS)</text:span></text:p>
          </draw:text-box>
        </draw:frame>
        <draw:custom-shape draw:style-name="gr82" draw:text-style-name="P20" draw:layer="layout" svg:width="1.588cm" svg:height="0.952cm" svg:x="38.97cm" svg:y="19.18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1.27cm" svg:height="1.587cm" svg:x="54.022cm" svg:y="3.60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1.27cm" svg:height="1.587cm" svg:x="50.212cm" svg:y="3.60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5.398cm" svg:height="2.858cm" svg:x="7.667cm" svg:y="28.762cm">
          <text:p text:style-name="P1">W25Q16JVUXIM</text:p>
          <text:p text:style-name="P1">NOR Flash</text:p>
          <draw:enhanced-geometry svg:viewBox="0 0 21600 21600" draw:type="rectangle" draw:enhanced-path="M 0 0 L 21600 0 21600 21600 0 21600 0 0 Z N"/>
        </draw:custom-shape>
        <draw:line draw:style-name="gr85" draw:text-style-name="P7" draw:layer="layout" svg:x1="6.715cm" svg:y1="16.875cm" svg:x2="7.667cm" svg:y2="16.875cm">
          <text:p/>
        </draw:line>
        <draw:line draw:style-name="gr26" draw:text-style-name="P7" draw:layer="layout" svg:x1="6.715cm" svg:y1="16.875cm" svg:x2="6.715cm" svg:y2="30.21cm">
          <text:p/>
        </draw:line>
        <draw:line draw:style-name="gr86" draw:text-style-name="P3" draw:layer="layout" svg:x1="7.667cm" svg:y1="30.21cm" svg:x2="6.715cm" svg:y2="30.21cm">
          <text:p/>
        </draw:line>
        <draw:line draw:style-name="gr26" draw:text-style-name="P7" draw:layer="layout" svg:x1="6.715cm" svg:y1="27.987cm" svg:x2="18.78cm" svg:y2="27.987cm">
          <text:p/>
        </draw:line>
        <draw:line draw:style-name="gr26" draw:text-style-name="P7" draw:layer="layout" svg:x1="18.78cm" svg:y1="27.987cm" svg:x2="18.78cm" svg:y2="10.842cm">
          <text:p/>
        </draw:line>
        <draw:line draw:style-name="gr87" draw:text-style-name="P3" draw:layer="layout" svg:x1="24.495cm" svg:y1="10.842cm" svg:x2="18.78cm" svg:y2="10.842cm">
          <text:p/>
        </draw:line>
        <draw:frame draw:style-name="gr13" draw:text-style-name="P5" draw:layer="layout" svg:width="1.188cm" svg:height="0.725cm" svg:x="7.114cm" svg:y="27.352cm">
          <draw:text-box>
            <text:p><text:span text:style-name="T3">SPI</text:span></text:p>
          </draw:text-box>
        </draw:frame>
        <draw:custom-shape draw:style-name="gr88" draw:text-style-name="P22" draw:layer="layout" svg:width="0.279cm" svg:height="0.279cm" svg:x="6.588cm" svg:y="2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" draw:layer="layout" svg:width="3.81cm" svg:height="3.492cm" svg:x="46.59cm" svg:y="22.59cm">
          <text:p text:style-name="P1">3.5mm</text:p>
          <text:p text:style-name="P1">CTIA/AHJ</text:p>
          <text:p text:style-name="P1">4-Pole Headphone Jac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3" draw:layer="layout" svg:x1="44.05cm" svg:y1="24.495cm" svg:x2="46.59cm" svg:y2="24.495cm">
          <text:p/>
        </draw:line>
        <draw:line draw:style-name="gr91" draw:text-style-name="P3" draw:layer="layout" svg:x1="46.59cm" svg:y1="23.86cm" svg:x2="44.049cm" svg:y2="23.86cm">
          <text:p/>
        </draw:line>
        <draw:line draw:style-name="gr92" draw:text-style-name="P1" draw:layer="layout" svg:x1="45.955cm" svg:y1="19.872cm" svg:x2="40.24cm" svg:y2="19.872cm">
          <text:p/>
        </draw:line>
        <draw:frame draw:style-name="gr81" draw:text-style-name="P10" draw:layer="layout" svg:width="3.175cm" svg:height="2.147cm" svg:x="30.412cm" svg:y="28.295cm">
          <draw:text-box>
            <text:p text:style-name="P3"><text:span text:style-name="T3">Camera &amp; Microphone</text:span></text:p>
            <text:p text:style-name="P3"><text:span text:style-name="T3">Kill Switch</text:span></text:p>
            <text:p text:style-name="P3"><text:span text:style-name="T3">(HKS)</text:span></text:p>
          </draw:text-box>
        </draw:frame>
        <draw:frame draw:style-name="gr13" draw:text-style-name="P19" draw:layer="layout" svg:width="4.066cm" svg:height="0.725cm" svg:x="25.332cm" svg:y="29.807cm">
          <draw:text-box>
            <text:p><text:span text:style-name="T6">VSYS &amp; VDD_3V3</text:span></text:p>
          </draw:text-box>
        </draw:frame>
        <draw:line draw:style-name="gr15" draw:text-style-name="P7" draw:layer="layout" svg:x1="25.332cm" svg:y1="30.442cm" svg:x2="29.575cm" svg:y2="30.442cm">
          <text:p/>
        </draw:line>
        <draw:line draw:style-name="gr15" draw:text-style-name="P7" draw:layer="layout" svg:x1="29.575cm" svg:y1="30.442cm" svg:x2="30.527cm" svg:y2="30.125cm">
          <text:p/>
        </draw:line>
        <draw:line draw:style-name="gr79" draw:text-style-name="P3" draw:layer="layout" svg:x1="30.527cm" svg:y1="30.413cm" svg:x2="30.527cm" svg:y2="32.115cm">
          <text:p/>
        </draw:line>
        <draw:custom-shape draw:style-name="gr80" draw:text-style-name="P13" draw:layer="layout" svg:width="0.317cm" svg:height="0.318cm" svg:x="25.205cm" svg:y="30.30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1" draw:layer="layout" svg:width="1.588cm" svg:height="0.952cm" svg:x="29.257cm" svg:y="29.893cm">
          <text:p/>
          <draw:enhanced-geometry svg:viewBox="0 0 21600 21600" draw:type="rectangle" draw:enhanced-path="M 0 0 L 21600 0 21600 21600 0 21600 0 0 Z N"/>
        </draw:custom-shape>
        <draw:frame draw:style-name="gr94" draw:text-style-name="P19" draw:layer="layout" svg:width="1.637cm" svg:height="0.725cm" draw:transform="rotate (1.5707963267949) translate (9.89cm 10.384cm)">
          <draw:text-box>
            <text:p><text:span text:style-name="T6">VSYS</text:span></text:p>
          </draw:text-box>
        </draw:frame>
        <draw:line draw:style-name="gr95" draw:text-style-name="P3" draw:layer="layout" svg:x1="43.097cm" svg:y1="21.955cm" svg:x2="43.097cm" svg:y2="20.685cm">
          <text:p/>
        </draw:line>
        <draw:line draw:style-name="gr96" draw:text-style-name="P3" draw:layer="layout" svg:x1="45.955cm" svg:y1="20.685cm" svg:x2="43.097cm" svg:y2="20.685cm">
          <text:p/>
        </draw:line>
        <draw:custom-shape draw:style-name="gr97" draw:text-style-name="P1" draw:layer="layout" svg:width="6.35cm" svg:height="3.81cm" svg:x="38.782cm" svg:y="26.817cm">
          <text:p text:style-name="P1">STM32L432KC</text:p>
          <text:p text:style-name="P1"><text:span text:style-name="T2">Smartcard Interface MCU</text:span></text:p>
          <draw:enhanced-geometry svg:viewBox="0 0 21600 21600" draw:type="rectangle" draw:enhanced-path="M 0 0 L 21600 0 21600 21600 0 21600 0 0 Z N"/>
        </draw:custom-shape>
        <draw:line draw:style-name="gr98" draw:text-style-name="P3" draw:layer="layout" svg:x1="47.99cm" svg:y1="8.302cm" svg:x2="47.99cm" svg:y2="6.397cm">
          <text:p/>
        </draw:line>
        <draw:line draw:style-name="gr15" draw:text-style-name="P7" draw:layer="layout" svg:x1="30.527cm" svg:y1="30.566cm" svg:x2="37.83cm" svg:y2="30.566cm">
          <text:p/>
        </draw:line>
        <draw:line draw:style-name="gr99" draw:text-style-name="P7" draw:layer="layout" svg:x1="37.83cm" svg:y1="30.566cm" svg:x2="37.83cm" svg:y2="32.115cm">
          <text:p/>
        </draw:line>
        <draw:line draw:style-name="gr77" draw:text-style-name="P3" draw:layer="layout" svg:x1="16.24cm" svg:y1="5.99cm" svg:x2="12.43cm" svg:y2="5.991cm">
          <text:p/>
        </draw:line>
        <draw:frame draw:style-name="gr78" draw:text-style-name="P19" draw:layer="layout" svg:width="2.39cm" svg:height="0.725cm" svg:x="12.684cm" svg:y="5.355cm">
          <draw:text-box>
            <text:p><text:span text:style-name="T6">VDD_3V3</text:span></text:p>
          </draw:text-box>
        </draw:frame>
        <draw:custom-shape draw:style-name="gr100" draw:text-style-name="P23" draw:layer="layout" svg:width="3.81cm" svg:height="4.127cm" svg:x="1.952cm" svg:y="30.845cm">
          <text:p text:style-name="P1">Power<text:line-break/>&amp;</text:p>
          <text:p text:style-name="P1">Volume +/-<text:line-break/>Buttons</text:p>
          <draw:enhanced-geometry svg:viewBox="0 0 21600 21600" draw:type="rectangle" draw:enhanced-path="M 0 0 L 21600 0 21600 21600 0 21600 0 0 Z N"/>
        </draw:custom-shape>
        <draw:frame draw:style-name="gr101" draw:text-style-name="P5" draw:layer="layout" svg:width="3.05cm" svg:height="0.725cm" svg:x="5.953cm" svg:y="32.496cm">
          <draw:text-box>
            <text:p><text:span text:style-name="T3">PWR&amp;VOL+-</text:span></text:p>
          </draw:text-box>
        </draw:frame>
        <draw:frame draw:style-name="gr101" draw:text-style-name="P5" draw:layer="layout" svg:width="3.05cm" svg:height="0.725cm" svg:x="21.396cm" svg:y="10.842cm">
          <draw:text-box>
            <text:p><text:span text:style-name="T3">PWR&amp;VOL+-</text:span></text:p>
          </draw:text-box>
        </draw:frame>
        <draw:line draw:style-name="gr102" draw:text-style-name="P3" draw:layer="layout" svg:x1="24.495cm" svg:y1="11.426cm" svg:x2="21.32cm" svg:y2="11.426cm">
          <text:p/>
        </draw:line>
        <draw:line draw:style-name="gr103" draw:text-style-name="P3" draw:layer="layout" svg:x1="9.254cm" svg:y1="33.067cm" svg:x2="5.762cm" svg:y2="33.067cm">
          <text:p/>
        </draw:line>
        <draw:frame draw:style-name="gr104" draw:text-style-name="P24" draw:layer="layout" svg:width="5.396cm" svg:height="1.673cm" svg:x="52.754cm" svg:y="0.914cm">
          <draw:text-box>
            <text:p><text:span text:style-name="T7">NOTE:</text:span></text:p>
            <text:p>HKS use AP2281</text:p>
          </draw:text-box>
        </draw:frame>
        <draw:line draw:style-name="gr26" draw:text-style-name="P7" draw:layer="layout" svg:x1="23.225cm" svg:y1="15.287cm" svg:x2="23.225cm" svg:y2="22.272cm">
          <text:p/>
        </draw:line>
        <draw:frame draw:style-name="gr105" draw:text-style-name="P5" draw:layer="layout" svg:width="2.2cm" svg:height="0.725cm" svg:x="23.149cm" svg:y="21.65cm">
          <draw:text-box>
            <text:p><text:span text:style-name="T3">MIPI DSI</text:span></text:p>
          </draw:text-box>
        </draw:frame>
        <draw:line draw:style-name="gr106" draw:text-style-name="P3" draw:layer="layout" svg:x1="25.447cm" svg:y1="22.272cm" svg:x2="23.225cm" svg:y2="22.272cm">
          <text:p/>
        </draw:line>
        <draw:frame draw:style-name="gr56" draw:text-style-name="P5" draw:layer="layout" svg:width="1.399cm" svg:height="0.725cm" svg:x="23.542cm" svg:y="22.898cm">
          <draw:text-box>
            <text:p><text:span text:style-name="T3">I2C2</text:span></text:p>
          </draw:text-box>
        </draw:frame>
        <draw:frame draw:style-name="gr56" draw:text-style-name="P5" draw:layer="layout" svg:width="1.399cm" svg:height="0.725cm" svg:x="23.607cm" svg:y="23.86cm">
          <draw:text-box>
            <text:p><text:span text:style-name="T3">I2C3</text:span></text:p>
          </draw:text-box>
        </draw:frame>
        <draw:line draw:style-name="gr107" draw:text-style-name="P3" draw:layer="layout" svg:x1="13.065cm" svg:y1="11.795cm" svg:x2="14.652cm" svg:y2="11.795cm">
          <text:p/>
        </draw:line>
        <draw:frame draw:style-name="gr13" draw:text-style-name="P5" draw:layer="layout" svg:width="1.399cm" svg:height="0.725cm" svg:x="13.141cm" svg:y="11.236cm">
          <draw:text-box>
            <text:p><text:span text:style-name="T3">I2C4</text:span></text:p>
          </draw:text-box>
        </draw:frame>
        <draw:custom-shape draw:style-name="gr88" draw:text-style-name="P22" draw:layer="layout" svg:width="0.279cm" svg:height="0.279cm" svg:x="14.843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7" draw:layer="layout" svg:x1="6.08cm" svg:y1="12.747cm" svg:x2="7.985cm" svg:y2="12.747cm">
          <text:p/>
        </draw:line>
        <draw:frame draw:style-name="gr109" draw:text-style-name="P5" draw:layer="layout" svg:width="1.603cm" svg:height="0.725cm" svg:x="6.08cm" svg:y="12.112cm">
          <draw:text-box>
            <text:p><text:span text:style-name="T3">Temp</text:span></text:p>
          </draw:text-box>
        </draw:frame>
        <draw:custom-shape draw:style-name="gr110" draw:text-style-name="P17" draw:layer="layout" svg:width="3.81cm" svg:height="2.54cm" svg:x="1.952cm" svg:y="27.438cm">
          <text:p text:style-name="P1"><text:span text:style-name="T8">R</text:span><text:span text:style-name="T9">G</text:span><text:span text:style-name="T10">B</text:span> NotificationLED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3.493cm" svg:height="2.54cm" svg:x="2.587cm" svg:y="11.16cm">
          <text:p text:style-name="P8">4500mAh 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draw:layer="layout" svg:width="3.81cm" svg:height="1.588cm" svg:x="9.255cm" svg:y="20.367cm">
          <text:p text:style-name="P1">USB-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3" draw:layer="layout" svg:x1="7.985cm" svg:y1="10.671cm" svg:x2="6.397cm" svg:y2="10.671cm">
          <text:p/>
        </draw:line>
        <draw:frame draw:style-name="gr114" draw:text-style-name="P5" draw:layer="layout" svg:width="1.349cm" svg:height="1.199cm" svg:x="6.461cm" svg:y="9.643cm">
          <draw:text-box>
            <text:p><text:span text:style-name="T3">Red</text:span></text:p>
            <text:p><text:span text:style-name="T3">LED</text:span></text:p>
          </draw:text-box>
        </draw:frame>
        <draw:line draw:style-name="gr115" draw:text-style-name="P3" draw:layer="layout" svg:x1="3.222cm" svg:y1="26.168cm" svg:x2="3.222cm" svg:y2="27.438cm">
          <text:p/>
        </draw:line>
        <draw:line draw:style-name="gr115" draw:text-style-name="P3" draw:layer="layout" svg:x1="3.857cm" svg:y1="26.168cm" svg:x2="3.857cm" svg:y2="27.438cm">
          <text:p/>
        </draw:line>
        <draw:line draw:style-name="gr115" draw:text-style-name="P3" draw:layer="layout" svg:x1="4.492cm" svg:y1="26.168cm" svg:x2="4.492cm" svg:y2="27.438cm">
          <text:p/>
        </draw:line>
        <draw:frame draw:style-name="gr28" draw:text-style-name="P10" draw:layer="layout" svg:width="3.81cm" svg:height="1.673cm" svg:x="1.952cm" svg:y="24.495cm">
          <draw:text-box>
            <text:p text:style-name="P3"><text:span text:style-name="T3">Red/Green/Blue</text:span></text:p>
            <text:p text:style-name="P3"><text:span text:style-name="T3">(RGB)</text:span></text:p>
            <text:p text:style-name="P3"><text:span text:style-name="T3">LED</text:span></text:p>
          </draw:text-box>
        </draw:frame>
        <draw:line draw:style-name="gr26" draw:text-style-name="P7" draw:layer="layout" svg:x1="22.59cm" svg:y1="14.652cm" svg:x2="22.59cm" svg:y2="34.655cm">
          <text:p/>
        </draw:line>
        <draw:line draw:style-name="gr116" draw:text-style-name="P3" draw:layer="layout" svg:x1="27.54cm" svg:y1="34.655cm" svg:x2="22.59cm" svg:y2="34.655cm">
          <text:p/>
        </draw:line>
        <draw:frame draw:style-name="gr117" draw:text-style-name="P5" draw:layer="layout" svg:width="2.555cm" svg:height="0.725cm" svg:x="24.682cm" svg:y="34.02cm">
          <draw:text-box>
            <text:p><text:span text:style-name="T3">MIPI CSI 2</text:span></text:p>
          </draw:text-box>
        </draw:frame>
        <draw:line draw:style-name="gr76" draw:text-style-name="P3" draw:layer="layout" svg:x1="24.495cm" svg:y1="14.017cm" svg:x2="21.955cm" svg:y2="14.017cm">
          <text:p/>
        </draw:line>
        <draw:line draw:style-name="gr26" draw:text-style-name="P7" draw:layer="layout" svg:x1="21.955cm" svg:y1="14.017cm" svg:x2="21.955cm" svg:y2="37.195cm">
          <text:p/>
        </draw:line>
        <draw:frame draw:style-name="gr13" draw:text-style-name="P5" draw:layer="layout" svg:width="2.555cm" svg:height="0.725cm" svg:x="35.42cm" svg:y="36.47cm">
          <draw:text-box>
            <text:p><text:span text:style-name="T3">MIPI CSI 1</text:span></text:p>
          </draw:text-box>
        </draw:frame>
        <draw:custom-shape draw:style-name="gr6" draw:text-style-name="P4" draw:layer="layout" svg:width="3.81cm" svg:height="2.54cm" svg:x="46.59cm" svg:y="27.452cm">
          <text:p text:style-name="P1">3FF (micro) Smartcar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3" draw:layer="layout" svg:x1="45.132cm" svg:y1="28.722cm" svg:x2="46.59cm" svg:y2="28.722cm">
          <text:p/>
        </draw:line>
        <draw:line draw:style-name="gr119" draw:text-style-name="P3" draw:layer="layout" svg:x1="31.48cm" svg:y1="8.937cm" svg:x2="34.337cm" svg:y2="8.938cm">
          <text:p/>
        </draw:line>
        <draw:frame draw:style-name="gr120" draw:text-style-name="P5" draw:layer="layout" svg:width="2.407cm" svg:height="0.725cm" svg:x="31.613cm" svg:y="8.302cm">
          <draw:text-box>
            <text:p><text:span text:style-name="T3">RGB LED</text:span></text:p>
          </draw:text-box>
        </draw:frame>
        <draw:frame draw:style-name="gr121" draw:text-style-name="P26" draw:layer="layout" svg:width="13.393cm" svg:height="1.119cm" svg:x="21.955cm" svg:y="1.317cm">
          <draw:text-box>
            <text:p><text:span text:style-name="T11">Librem 5 Evergreen Block Diagram</text:span></text:p>
          </draw:text-box>
        </draw:frame>
        <draw:frame draw:style-name="gr122" draw:text-style-name="P27" draw:layer="layout" svg:width="7.313cm" svg:height="2.384cm" svg:x="50.837cm" svg:y="38.303cm">
          <draw:text-box>
            <text:p text:style-name="P3"><text:span text:style-name="T7">Copyright Purism SPC</text:span></text:p>
            <text:p text:style-name="P3"><text:span text:style-name="T7">GNU GPLv3+</text:span></text:p>
            <text:p text:style-name="P3"><text:span text:style-name="T7">2022</text:span></text:p>
          </draw:text-box>
        </draw:frame>
        <draw:line draw:style-name="gr123" draw:text-style-name="P3" draw:layer="layout" svg:x1="23.225cm" svg:y1="23.542cm" svg:x2="25.447cm" svg:y2="23.542cm">
          <text:p/>
        </draw:line>
        <draw:line draw:style-name="gr123" draw:text-style-name="P3" draw:layer="layout" svg:x1="23.225cm" svg:y1="24.495cm" svg:x2="25.447cm" svg:y2="24.495cm">
          <text:p/>
        </draw:line>
        <draw:line draw:style-name="gr26" draw:text-style-name="P7" draw:layer="layout" svg:x1="21.955cm" svg:y1="37.195cm" svg:x2="37.83cm" svg:y2="37.195cm">
          <text:p/>
        </draw:line>
        <draw:line draw:style-name="gr124" draw:text-style-name="P3" draw:layer="layout" svg:x1="37.83cm" svg:y1="36.242cm" svg:x2="37.83cm" svg:y2="37.195cm">
          <text:p/>
        </draw:line>
        <draw:frame draw:style-name="gr60" draw:text-style-name="P5" draw:layer="layout" svg:width="1.912cm" svg:height="0.725cm" svg:x="19.531cm" svg:y="38.058cm">
          <draw:text-box>
            <text:p><text:span text:style-name="T3">UART2</text:span></text:p>
          </draw:text-box>
        </draw:frame>
        <draw:line draw:style-name="gr65" draw:text-style-name="P3" draw:layer="layout" svg:x1="19.415cm" svg:y1="38.693cm" svg:x2="21.637cm" svg:y2="38.693cm">
          <text:p/>
        </draw:line>
        <draw:line draw:style-name="gr26" draw:text-style-name="P7" draw:layer="layout" svg:x1="32.432cm" svg:y1="15.287cm" svg:x2="32.432cm" svg:y2="22.907cm">
          <text:p/>
        </draw:line>
        <draw:line draw:style-name="gr125" draw:text-style-name="P7" draw:layer="layout" svg:x1="32.432cm" svg:y1="22.907cm" svg:x2="38.335cm" svg:y2="22.907cm">
          <text:p/>
        </draw:line>
        <draw:custom-shape draw:style-name="gr126" draw:text-style-name="P28" draw:layer="layout" svg:width="2.222cm" svg:height="3.175cm" svg:x="10.843cm" svg:y="33.703cm">
          <text:p text:style-name="P1"/>
          <text:p text:style-name="P1">3x HKS</text:p>
          <text:p text:style-name="P1">Logic</text:p>
          <draw:enhanced-geometry svg:viewBox="0 0 21600 21600" draw:type="rectangle" draw:enhanced-path="M 0 0 L 21600 0 21600 21600 0 21600 0 0 Z N"/>
        </draw:custom-shape>
        <draw:frame draw:style-name="gr127" draw:text-style-name="P19" draw:layer="layout" svg:width="4.066cm" svg:height="0.725cm" svg:x="6.715cm" svg:y="34.655cm">
          <draw:text-box>
            <text:p><text:span text:style-name="T6">VSYS &amp; </text:span><text:span text:style-name="T6">VDD_3V</text:span><text:span text:style-name="T6">3</text:span></text:p>
          </draw:text-box>
        </draw:frame>
        <draw:line draw:style-name="gr128" draw:text-style-name="P3" draw:layer="layout" svg:x1="10.842cm" svg:y1="35.29cm" svg:x2="6.715cm" svg:y2="35.29cm">
          <text:p/>
        </draw:line>
        <draw:line draw:style-name="gr15" draw:text-style-name="P7" draw:layer="layout" svg:x1="13.065cm" svg:y1="35.29cm" svg:x2="13.7cm" svg:y2="35.29cm">
          <text:p/>
        </draw:line>
        <draw:line draw:style-name="gr15" draw:text-style-name="P7" draw:layer="layout" svg:x1="13.7cm" svg:y1="31.798cm" svg:x2="13.7cm" svg:y2="38.783cm">
          <text:p/>
        </draw:line>
        <draw:line draw:style-name="gr129" draw:text-style-name="P7" draw:layer="layout" svg:x1="13.7cm" svg:y1="31.798cm" svg:x2="14.652cm" svg:y2="31.798cm">
          <text:p/>
        </draw:line>
        <draw:line draw:style-name="gr130" draw:text-style-name="P3" draw:layer="layout" svg:x1="13.548cm" svg:y1="35.29cm" svg:x2="14.666cm" svg:y2="35.29cm">
          <text:p/>
        </draw:line>
        <draw:line draw:style-name="gr131" draw:text-style-name="P7" draw:layer="layout" svg:x1="13.7cm" svg:y1="38.783cm" svg:x2="14.652cm" svg:y2="38.783cm">
          <text:p/>
        </draw:line>
        <draw:line draw:style-name="gr15" draw:text-style-name="P7" draw:layer="layout" svg:x1="11.477cm" svg:y1="34.339cm" svg:x2="12.429cm" svg:y2="34.021cm">
          <text:p/>
        </draw:line>
        <draw:line draw:style-name="gr15" draw:text-style-name="P7" draw:layer="layout" svg:x1="11.477cm" svg:y1="34.338cm" svg:x2="11.16cm" svg:y2="34.338cm">
          <text:p/>
        </draw:line>
        <draw:line draw:style-name="gr15" draw:text-style-name="P7" draw:layer="layout" svg:x1="12.43cm" svg:y1="34.338cm" svg:x2="12.747cm" svg:y2="34.338cm">
          <text:p/>
        </draw:line>
        <draw:custom-shape draw:style-name="gr57" draw:text-style-name="P13" draw:layer="layout" svg:width="0.279cm" svg:height="0.279cm" svg:x="12.278cm" svg:y="3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20" draw:layer="layout" svg:width="1.588cm" svg:height="0.635cm" svg:x="11.16cm" svg:y="33.894cm">
          <text:p/>
          <draw:enhanced-geometry svg:viewBox="0 0 21600 21600" draw:type="rectangle" draw:enhanced-path="M 0 0 L 21600 0 21600 21600 0 21600 0 0 Z N"/>
        </draw:custom-shape>
        <draw:line draw:style-name="gr133" draw:text-style-name="P3" draw:layer="layout" svg:x1="19.415cm" svg:y1="32.115cm" svg:x2="21.142cm" svg:y2="32.115cm">
          <text:p/>
        </draw:line>
        <draw:frame draw:style-name="gr56" draw:text-style-name="P5" draw:layer="layout" svg:width="1.399cm" svg:height="0.725cm" svg:x="19.603cm" svg:y="31.48cm">
          <draw:text-box>
            <text:p><text:span text:style-name="T3">I2C2</text:span></text:p>
          </draw:text-box>
        </draw:frame>
        <draw:line draw:style-name="gr133" draw:text-style-name="P3" draw:layer="layout" svg:x1="19.415cm" svg:y1="35.29cm" svg:x2="21.142cm" svg:y2="35.29cm">
          <text:p/>
        </draw:line>
        <draw:frame draw:style-name="gr56" draw:text-style-name="P5" draw:layer="layout" svg:width="1.399cm" svg:height="0.725cm" svg:x="19.603cm" svg:y="34.655cm">
          <draw:text-box>
            <text:p><text:span text:style-name="T3">I2C2</text:span></text:p>
          </draw:text-box>
        </draw:frame>
        <draw:line draw:style-name="gr133" draw:text-style-name="P3" draw:layer="layout" svg:x1="43.367cm" svg:y1="34.247cm" svg:x2="41.64cm" svg:y2="34.247cm">
          <text:p/>
        </draw:line>
        <draw:frame draw:style-name="gr56" draw:text-style-name="P5" draw:layer="layout" svg:width="1.399cm" svg:height="0.725cm" svg:x="41.792cm" svg:y="33.612cm">
          <draw:text-box>
            <text:p><text:span text:style-name="T3">I2C2</text:span></text:p>
          </draw:text-box>
        </draw:frame>
        <draw:line draw:style-name="gr134" draw:text-style-name="P3" draw:layer="layout" svg:x1="36.618cm" svg:y1="28.404cm" svg:x2="38.782cm" svg:y2="28.405cm">
          <text:p/>
        </draw:line>
        <draw:frame draw:style-name="gr60" draw:text-style-name="P5" draw:layer="layout" svg:width="1.912cm" svg:height="0.725cm" svg:x="36.745cm" svg:y="27.769cm">
          <draw:text-box>
            <text:p><text:span text:style-name="T3">UART3</text:span></text:p>
          </draw:text-box>
        </draw:frame>
        <draw:line draw:style-name="gr133" draw:text-style-name="P3" draw:layer="layout" svg:x1="35.29cm" svg:y1="33.295cm" svg:x2="33.385cm" svg:y2="33.295cm">
          <text:p/>
        </draw:line>
        <draw:frame draw:style-name="gr56" draw:text-style-name="P5" draw:layer="layout" svg:width="1.399cm" svg:height="0.725cm" svg:x="33.702cm" svg:y="32.66cm">
          <draw:text-box>
            <text:p><text:span text:style-name="T3">I2C3</text:span></text:p>
          </draw:text-box>
        </draw:frame>
        <draw:line draw:style-name="gr133" draw:text-style-name="P3" draw:layer="layout" svg:x1="27.54cm" svg:y1="33.385cm" svg:x2="25.635cm" svg:y2="33.385cm">
          <text:p/>
        </draw:line>
        <draw:frame draw:style-name="gr56" draw:text-style-name="P5" draw:layer="layout" svg:width="1.399cm" svg:height="0.725cm" svg:x="25.952cm" svg:y="32.75cm">
          <draw:text-box>
            <text:p><text:span text:style-name="T3">I2C4</text:span></text:p>
          </draw:text-box>
        </draw:frame>
        <draw:line draw:style-name="gr133" draw:text-style-name="P3" draw:layer="layout" svg:x1="38.335cm" svg:y1="24.177cm" svg:x2="36.43cm" svg:y2="24.177cm">
          <text:p/>
        </draw:line>
        <draw:frame draw:style-name="gr56" draw:text-style-name="P5" draw:layer="layout" svg:width="1.399cm" svg:height="0.725cm" svg:x="36.747cm" svg:y="23.542cm">
          <draw:text-box>
            <text:p><text:span text:style-name="T3">I2C3</text:span></text:p>
          </draw:text-box>
        </draw:frame>
        <draw:line draw:style-name="gr135" draw:text-style-name="P3" draw:layer="layout" svg:x1="31.48cm" svg:y1="13.383cm" svg:x2="34.337cm" svg:y2="13.383cm">
          <text:p/>
        </draw:line>
        <draw:frame draw:style-name="gr56" draw:text-style-name="P5" draw:layer="layout" svg:width="1.399cm" svg:height="0.725cm" svg:x="31.668cm" svg:y="12.748cm">
          <draw:text-box>
            <text:p><text:span text:style-name="T3">I2C2</text:span></text:p>
          </draw:text-box>
        </draw:frame>
        <draw:frame draw:style-name="gr56" draw:text-style-name="P5" draw:layer="layout" svg:width="1.399cm" svg:height="0.725cm" svg:x="31.668cm" svg:y="13.383cm">
          <draw:text-box>
            <text:p><text:span text:style-name="T3">I2C3</text:span></text:p>
          </draw:text-box>
        </draw:frame>
        <draw:frame draw:style-name="gr56" draw:text-style-name="P5" draw:layer="layout" svg:width="1.399cm" svg:height="0.725cm" svg:x="31.668cm" svg:y="14.018cm">
          <draw:text-box>
            <text:p><text:span text:style-name="T3">I2C4</text:span></text:p>
          </draw:text-box>
        </draw:frame>
        <draw:line draw:style-name="gr135" draw:text-style-name="P3" draw:layer="layout" svg:x1="31.48cm" svg:y1="14.018cm" svg:x2="34.337cm" svg:y2="14.018cm">
          <text:p/>
        </draw:line>
        <draw:line draw:style-name="gr136" draw:text-style-name="P3" draw:layer="layout" svg:x1="24.495cm" svg:y1="12.061cm" svg:x2="21.32cm" svg:y2="12.061cm">
          <text:p/>
        </draw:line>
        <draw:frame draw:style-name="gr60" draw:text-style-name="P5" draw:layer="layout" svg:width="1.912cm" svg:height="0.725cm" svg:x="21.637cm" svg:y="11.426cm">
          <draw:text-box>
            <text:p><text:span text:style-name="T3">UART1</text:span></text:p>
          </draw:text-box>
        </draw:frame>
        <draw:frame draw:style-name="gr60" draw:text-style-name="P5" draw:layer="layout" svg:width="1.912cm" svg:height="0.725cm" svg:x="21.637cm" svg:y="12.061cm">
          <draw:text-box>
            <text:p><text:span text:style-name="T3">UART2</text:span></text:p>
          </draw:text-box>
        </draw:frame>
        <draw:line draw:style-name="gr136" draw:text-style-name="P3" draw:layer="layout" svg:x1="24.495cm" svg:y1="12.696cm" svg:x2="21.32cm" svg:y2="12.696cm">
          <text:p/>
        </draw:line>
        <draw:line draw:style-name="gr135" draw:text-style-name="P3" draw:layer="layout" svg:x1="31.48cm" svg:y1="14.653cm" svg:x2="34.337cm" svg:y2="14.653cm">
          <text:p/>
        </draw:line>
        <draw:frame draw:style-name="gr60" draw:text-style-name="P5" draw:layer="layout" svg:width="1.912cm" svg:height="0.725cm" svg:x="21.637cm" svg:y="12.747cm">
          <draw:text-box>
            <text:p><text:span text:style-name="T3">U</text:span><text:span text:style-name="T3">A</text:span><text:span text:style-name="T3">R</text:span><text:span text:style-name="T3">T</text:span><text:span text:style-name="T3">3</text:span></text:p>
          </draw:text-box>
        </draw:frame>
        <draw:line draw:style-name="gr136" draw:text-style-name="P3" draw:layer="layout" svg:x1="24.495cm" svg:y1="13.382cm" svg:x2="21.32cm" svg:y2="13.382cm">
          <text:p/>
        </draw:line>
        <draw:line draw:style-name="gr137" draw:text-style-name="P3" draw:layer="layout" svg:x1="9.037cm" svg:y1="37.829cm" svg:x2="5.862cm" svg:y2="37.829cm">
          <text:p/>
        </draw:line>
        <draw:line draw:style-name="gr138" draw:text-style-name="P3" draw:layer="layout" svg:x1="9.037cm" svg:y1="38.464cm" svg:x2="5.862cm" svg:y2="38.464cm">
          <text:p/>
        </draw:line>
        <draw:line draw:style-name="gr139" draw:text-style-name="P3" draw:layer="layout" svg:x1="9.037cm" svg:y1="39.734cm" svg:x2="5.862cm" svg:y2="39.734cm">
          <text:p/>
        </draw:line>
        <draw:line draw:style-name="gr140" draw:text-style-name="P3" draw:layer="layout" svg:x1="9.037cm" svg:y1="40.369cm" svg:x2="5.862cm" svg:y2="40.369cm">
          <text:p/>
        </draw:line>
        <draw:frame draw:style-name="gr60" draw:text-style-name="P5" draw:layer="layout" svg:width="1.912cm" svg:height="0.725cm" svg:x="6.173cm" svg:y="37.194cm">
          <draw:text-box>
            <text:p><text:span text:style-name="T3">U</text:span><text:span text:style-name="T3">A</text:span><text:span text:style-name="T3">R</text:span><text:span text:style-name="T3">T</text:span><text:span text:style-name="T3">1</text:span></text:p>
          </draw:text-box>
        </draw:frame>
        <draw:frame draw:style-name="gr141" draw:text-style-name="P5" draw:layer="layout" svg:width="1.188cm" svg:height="0.725cm" svg:x="6.18cm" svg:y="37.829cm">
          <draw:text-box>
            <text:p><text:span text:style-name="T3">SP</text:span><text:span text:style-name="T3">I</text:span></text:p>
          </draw:text-box>
        </draw:frame>
        <draw:line draw:style-name="gr142" draw:text-style-name="P3" draw:layer="layout" svg:x1="9.037cm" svg:y1="37.194cm" svg:x2="5.862cm" svg:y2="37.194cm">
          <text:p/>
        </draw:line>
        <draw:line draw:style-name="gr142" draw:text-style-name="P3" draw:layer="layout" svg:x1="9.037cm" svg:y1="36.559cm" svg:x2="5.862cm" svg:y2="36.559cm">
          <text:p/>
        </draw:line>
        <draw:frame draw:style-name="gr78" draw:text-style-name="P19" draw:layer="layout" svg:width="2.39cm" svg:height="0.725cm" svg:x="6.012cm" svg:y="35.925cm">
          <draw:text-box>
            <text:p><text:span text:style-name="T6">VDD_3V3</text:span></text:p>
          </draw:text-box>
        </draw:frame>
        <draw:frame draw:style-name="gr78" draw:text-style-name="P19" draw:layer="layout" svg:width="2.39cm" svg:height="0.725cm" svg:x="6.012cm" svg:y="36.559cm">
          <draw:text-box>
            <text:p><text:span text:style-name="T6">VDD_1V8</text:span></text:p>
          </draw:text-box>
        </draw:frame>
        <draw:frame draw:style-name="gr13" draw:text-style-name="P5" draw:layer="layout" svg:width="2.936cm" svg:height="0.725cm" svg:x="5.977cm" svg:y="39.099cm">
          <draw:text-box>
            <text:p><text:span text:style-name="T3">GPIO4_IO11</text:span></text:p>
          </draw:text-box>
        </draw:frame>
        <draw:frame draw:style-name="gr143" draw:text-style-name="P5" draw:layer="layout" svg:width="2.962cm" svg:height="0.725cm" svg:x="5.977cm" svg:y="39.734cm">
          <draw:text-box>
            <text:p><text:span text:style-name="T3">GPIO4_IO28</text:span></text:p>
          </draw:text-box>
        </draw:frame>
        <draw:line draw:style-name="gr144" draw:text-style-name="P3" draw:layer="layout" svg:x1="31.48cm" svg:y1="8.302cm" svg:x2="34.337cm" svg:y2="8.302cm">
          <text:p/>
        </draw:line>
        <draw:frame draw:style-name="gr145" draw:text-style-name="P5" draw:layer="layout" svg:width="1.802cm" svg:height="0.725cm" svg:x="31.583cm" svg:y="7.667cm">
          <draw:text-box>
            <text:p><text:span text:style-name="T3">GPIOs</text:span></text:p>
          </draw:text-box>
        </draw:frame>
        <draw:line draw:style-name="gr15" draw:text-style-name="P7" draw:layer="layout" svg:x1="10.525cm" svg:y1="8.62cm" svg:x2="7.985cm" svg:y2="8.62cm">
          <text:p/>
        </draw:line>
        <draw:custom-shape draw:style-name="gr57" draw:text-style-name="P13" draw:layer="layout" svg:width="0.279cm" svg:height="0.279cm" svg:x="15.478cm" svg:y="5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6" draw:text-style-name="P3" draw:layer="layout" svg:x1="41.957cm" svg:y1="25.865cm" svg:x2="41.957cm" svg:y2="26.817cm">
          <text:p/>
        </draw:line>
        <draw:line draw:style-name="gr146" draw:text-style-name="P3" draw:layer="layout" svg:x1="39.735cm" svg:y1="6.08cm" svg:x2="39.735cm" svg:y2="7.032cm">
          <text:p/>
        </draw:line>
        <draw:line draw:style-name="gr146" draw:text-style-name="P3" draw:layer="layout" svg:x1="14.018cm" svg:y1="29.258cm" svg:x2="13.065cm" svg:y2="29.257cm">
          <text:p/>
        </draw:line>
        <draw:line draw:style-name="gr146" draw:text-style-name="P3" draw:layer="layout" svg:x1="12.747cm" svg:y1="23.86cm" svg:x2="12.747cm" svg:y2="24.812cm">
          <text:p/>
        </draw:line>
        <draw:line draw:style-name="gr146" draw:text-style-name="P3" draw:layer="layout" svg:x1="45.261cm" svg:y1="31.48cm" svg:x2="45.261cm" svg:y2="32.432cm">
          <text:p/>
        </draw:line>
        <draw:line draw:style-name="gr146" draw:text-style-name="P3" draw:layer="layout" svg:x1="44.814cm" svg:y1="4.175cm" svg:x2="45.767cm" svg:y2="4.175cm">
          <text:p/>
        </draw:line>
        <draw:line draw:style-name="gr146" draw:text-style-name="P3" draw:layer="layout" svg:x1="24.494cm" svg:y1="4.492cm" svg:x2="25.447cm" svg:y2="4.492cm">
          <text:p/>
        </draw:line>
        <draw:line draw:style-name="gr146" draw:text-style-name="P3" draw:layer="layout" svg:x1="24.177cm" svg:y1="18.462cm" svg:x2="25.13cm" svg:y2="18.462cm">
          <text:p/>
        </draw:line>
        <draw:line draw:style-name="gr15" draw:text-style-name="P29" draw:layer="layout" svg:x1="41.957cm" svg:y1="26.297cm" svg:x2="45.45cm" svg:y2="26.297cm">
          <text:p/>
        </draw:line>
        <draw:line draw:style-name="gr15" draw:text-style-name="P29" draw:layer="layout" svg:x1="45.45cm" svg:y1="26.297cm" svg:x2="45.45cm" svg:y2="26.83cm">
          <text:p/>
        </draw:line>
        <draw:line draw:style-name="gr15" draw:text-style-name="P29" draw:layer="layout" svg:x1="45.45cm" svg:y1="26.83cm" svg:x2="47.037cm" svg:y2="26.83cm">
          <text:p/>
        </draw:line>
        <draw:line draw:style-name="gr147" draw:text-style-name="P29" draw:layer="layout" svg:x1="47.037cm" svg:y1="26.83cm" svg:x2="47.037cm" svg:y2="27.44cm">
          <text:p/>
        </draw:line>
        <draw:frame draw:style-name="gr13" draw:text-style-name="P19" draw:layer="layout" svg:width="2.39cm" svg:height="0.725cm" svg:x="41.957cm" svg:y="25.713cm">
          <draw:text-box>
            <text:p><text:span text:style-name="T6">VDD_3V3</text:span></text:p>
          </draw:text-box>
        </draw:frame>
        <draw:line draw:style-name="gr138" draw:text-style-name="P3" draw:layer="layout" svg:x1="9.037cm" svg:y1="39.099cm" svg:x2="5.862cm" svg:y2="39.099cm">
          <text:p/>
        </draw:line>
        <draw:frame draw:style-name="gr56" draw:text-style-name="P5" draw:layer="layout" svg:width="1.399cm" svg:height="0.725cm" svg:x="6.18cm" svg:y="38.465cm">
          <draw:text-box>
            <text:p><text:span text:style-name="T3">I2C4</text:span></text:p>
          </draw:text-box>
        </draw:frame>
        <draw:line draw:style-name="gr146" draw:text-style-name="P3" draw:layer="layout" svg:x1="24.494cm" svg:y1="21.002cm" svg:x2="25.447cm" svg:y2="21.002cm">
          <text:p/>
        </draw:line>
        <draw:frame draw:style-name="gr148" draw:text-style-name="P5" draw:layer="layout" svg:width="1.582cm" svg:height="0.725cm" svg:x="43.55cm" svg:y="20.05cm">
          <draw:text-box>
            <text:p><text:span text:style-name="T3">DMIC</text:span></text:p>
          </draw:text-box>
        </draw:frame>
        <draw:frame draw:style-name="gr48" draw:text-style-name="P5" draw:layer="layout" svg:width="1.984cm" svg:height="0.725cm" svg:x="44.18cm" svg:y="23.225cm">
          <draw:text-box>
            <text:p><text:span text:style-name="T3">HPOUT</text:span></text:p>
          </draw:text-box>
        </draw:frame>
        <draw:frame draw:style-name="gr13" draw:text-style-name="P5" draw:layer="layout" svg:width="1.277cm" svg:height="0.725cm" svg:x="44.49cm" svg:y="23.911cm">
          <draw:text-box>
            <text:p><text:span text:style-name="T3">MIC</text:span></text:p>
          </draw:text-box>
        </draw:frame>
        <draw:custom-shape draw:style-name="gr149" draw:text-style-name="P30" draw:layer="layout" svg:width="7.303cm" svg:height="2.54cm" svg:x="50.847cm" svg:y="38.14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31" draw:layer="layout" svg:width="2.857cm" svg:height="2.54cm" svg:x="50.212cm" svg:y="32.75cm">
          <text:p text:style-name="P1">Haptic</text:p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151" draw:text-style-name="P31" draw:layer="layout" svg:width="1.904cm" svg:height="1.27cm" svg:x="53.705cm" svg:y="33.38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31" draw:layer="layout" svg:width="0.635cm" svg:height="0.635cm" svg:x="53.07cm" svg:y="33.702cm">
          <text:p/>
          <draw:enhanced-geometry svg:viewBox="0 0 21600 21600" draw:type="rectangle" draw:enhanced-path="M 0 0 L 21600 0 21600 21600 0 21600 0 0 Z N"/>
        </draw:custom-shape>
        <draw:line draw:style-name="gr133" draw:text-style-name="P3" draw:layer="layout" svg:x1="50.212cm" svg:y1="34.02cm" svg:x2="48.307cm" svg:y2="34.02cm">
          <text:p/>
        </draw:line>
        <draw:frame draw:style-name="gr153" draw:text-style-name="P5" draw:layer="layout" svg:width="1.772cm" svg:height="0.725cm" svg:x="48.371cm" svg:y="33.385cm">
          <draw:text-box>
            <text:p><text:span text:style-name="T3">PWM2</text:span></text:p>
          </draw:text-box>
        </draw:frame>
        <draw:frame draw:style-name="gr153" draw:text-style-name="P5" draw:layer="layout" svg:width="1.772cm" svg:height="0.725cm" svg:x="31.613cm" svg:y="8.937cm">
          <draw:text-box>
            <text:p><text:span text:style-name="T3">PWM2</text:span></text:p>
          </draw:text-box>
        </draw:frame>
        <draw:line draw:style-name="gr154" draw:text-style-name="P3" draw:layer="layout" svg:x1="34.337cm" svg:y1="9.572cm" svg:x2="31.48cm" svg:y2="9.572cm">
          <text:p/>
        </draw:line>
        <draw:line draw:style-name="gr155" draw:text-style-name="P3" draw:layer="layout" svg:x1="31.48cm" svg:y1="10.207cm" svg:x2="35.607cm" svg:y2="10.207cm">
          <text:p/>
        </draw:line>
        <draw:line draw:style-name="gr156" draw:text-style-name="P3" draw:layer="layout" svg:x1="38.464cm" svg:y1="8.937cm" svg:x2="35.607cm" svg:y2="8.937cm">
          <text:p/>
        </draw:line>
        <draw:line draw:style-name="gr26" draw:text-style-name="P7" draw:layer="layout" svg:x1="35.607cm" svg:y1="10.207cm" svg:x2="35.607cm" svg:y2="8.937cm">
          <text:p/>
        </draw:line>
        <draw:line draw:style-name="gr146" draw:text-style-name="P3" draw:layer="layout" svg:x1="50.847cm" svg:y1="31.798cm" svg:x2="50.847cm" svg:y2="32.75cm">
          <text:p/>
        </draw:line>
        <draw:custom-shape draw:style-name="gr157" draw:text-style-name="P3" draw:layer="layout" svg:width="7.303cm" svg:height="3.175cm" svg:x="41.004cm" svg:y="36.877cm">
          <text:p text:style-name="P3">AH3663<text:line-break/>or<text:line-break/>TMAG5231B1DQDBZR</text:p>
          <text:p text:style-name="P3">Hall Effect Sensor</text:p>
          <draw:enhanced-geometry svg:viewBox="0 0 21600 21600" draw:type="rectangle" draw:enhanced-path="M 0 0 L 21600 0 21600 21600 0 21600 0 0 Z N"/>
        </draw:custom-shape>
        <draw:line draw:style-name="gr134" draw:text-style-name="P3" draw:layer="layout" svg:x1="41.005cm" svg:y1="38.465cm" svg:x2="37.83cm" svg:y2="38.465cm">
          <text:p/>
        </draw:line>
        <draw:frame draw:style-name="gr60" draw:text-style-name="P5" draw:layer="layout" svg:width="2.962cm" svg:height="0.725cm" svg:x="37.957cm" svg:y="37.881cm">
          <draw:text-box>
            <text:p><text:span text:style-name="T3">GPIO1_IO18</text:span></text:p>
          </draw:text-box>
        </draw:frame>
        <draw:line draw:style-name="gr146" draw:text-style-name="P3" draw:layer="layout" svg:x1="41.64cm" svg:y1="35.925cm" svg:x2="41.64cm" svg:y2="36.87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9" draw:display-name="Arrowheads 9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 Display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2:54:10.795249605</meta:creation-date>
    <dc:date>2022-12-01T01:21:06.075864051</dc:date>
    <meta:editing-duration>PT5H28M43S</meta:editing-duration>
    <meta:editing-cycles>120</meta:editing-cycles>
    <meta:generator>LibreOffice/7.4.3.2$Linux_X86_64 LibreOffice_project/40$Build-2</meta:generator>
    <meta:document-statistic meta:object-count="283"/>
  </office:meta>
</office:document-meta>
</file>